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1000001B2752EA9FAE0999F1B.png" manifest:media-type="image/png"/>
  <manifest:file-entry manifest:full-path="Pictures/1000020100000780000003AACCF099C820BED68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textarea-horizontal-align="justify" draw:textarea-vertical-align="middle" draw:auto-grow-height="false" fo:min-height="0.703cm" fo:min-width="1.152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9cm" fo:min-width="0cm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objectwithoutfill">
      <style:graphic-properties draw:fill="none" draw:textarea-vertical-align="middle"/>
    </style:style>
    <style:style style:name="gr13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ed_20__28_var_29__20_2" svg:stroke-width="0.04cm" svg:stroke-color="#808080" draw:marker-start-width="0.275cm" draw:marker-start-center="false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objectwithoutfill">
      <style:graphic-properties svg:stroke-color="#ff0000" draw:fill="none" draw:textarea-vertical-align="middle"/>
    </style:style>
    <style:style style:name="gr21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21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objectwithoutfill">
      <style:graphic-properties svg:stroke-color="#0047ff" draw:fill="none" draw:textarea-vertical-align="middle"/>
    </style:style>
    <style:style style:name="gr262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draw:stroke-dash="Dashed_20__28_var_29__20_2" svg:stroke-width="0.04cm" svg:stroke-color="#666666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draw:stroke-dash="Dashed_20__28_var_29__20_2" svg:stroke-width="0.04cm" svg:stroke-color="#7f7f7f" draw:marker-start-width="0.26cm" draw:marker-start-center="false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983cm"/>
      <style:paragraph-properties style:writing-mode="lr-tb"/>
    </style:style>
    <style:style style:name="gr3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592cm"/>
      <style:paragraph-properties style:writing-mode="lr-tb"/>
    </style:style>
    <style:style style:name="gr3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471cm"/>
      <style:paragraph-properties style:writing-mode="lr-tb"/>
    </style:style>
    <style:style style:name="gr3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36cm"/>
      <style:paragraph-properties style:writing-mode="lr-tb"/>
    </style:style>
    <style:style style:name="gr3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2.677cm"/>
      <style:paragraph-properties style:writing-mode="lr-tb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1.882cm"/>
      <style:paragraph-properties style:writing-mode="lr-tb"/>
    </style:style>
    <style:style style:name="gr3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1.17cm"/>
      <style:paragraph-properties style:writing-mode="lr-tb"/>
    </style:style>
    <style:style style:name="gr3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45cm" fo:min-width="4.333cm"/>
      <style:paragraph-properties style:writing-mode="lr-tb"/>
    </style:style>
    <style:style style:name="gr3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589cm"/>
      <style:paragraph-properties style:writing-mode="lr-tb"/>
    </style:style>
    <style:style style:name="gr3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3cm" fo:min-width="2.114cm"/>
      <style:paragraph-properties style:writing-mode="lr-tb"/>
    </style:style>
    <style:style style:name="gr3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5cm" fo:min-width="0cm"/>
      <style:paragraph-properties style:writing-mode="lr-tb"/>
    </style:style>
    <style:style style:name="gr3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97cm"/>
      <style:paragraph-properties style:writing-mode="lr-tb"/>
    </style:style>
    <style:style style:name="gr325" style:family="graphic" style:parent-style-name="objectwithoutfill">
      <style:graphic-properties svg:stroke-color="#00ff00" draw:fill="none" draw:textarea-vertical-align="middle"/>
    </style:style>
    <style:style style:name="gr326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0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1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2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3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4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5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7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8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9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0" style:family="graphic" style:parent-style-name="standard" style:list-style-name="L1">
      <style:graphic-properties draw:stroke="solid" draw:stroke-dash="Dashed_20__28_var_29__20_2" svg:stroke-width="0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3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4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5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6" style:family="graphic" style:parent-style-name="standard" style:list-style-name="L1">
      <style:graphic-properties draw:stroke="solid" draw:stroke-dash="Dashed_20__28_var_29__20_2" svg:stroke-width="0.04cm" svg:stroke-color="#333333" draw:marker-start-width="0.26cm" draw:marker-start-center="false" draw:marker-end-width="0.26cm" draw:marker-end-center="false" svg:stroke-opacity="100%" draw:stroke-linejoin="round"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7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ed_20__28_var_29__20_2" svg:stroke-width="0.04cm" svg:stroke-color="#b2b2b2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0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1" style:family="graphic" style:parent-style-name="standard" style:list-style-name="L1">
      <style:graphic-properties draw:stroke="solid" draw:stroke-dash="Dashed_20__28_var_29__20_2" svg:stroke-width="0.04cm" svg:stroke-color="#ffffff" draw:marker-start-width="0.26cm" draw:marker-start-center="false" draw:marker-end-width="0.26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solid" draw:stroke-dash="Dashed_20__28_var_29__20_2" svg:stroke-width="0.04cm" svg:stroke-color="#000000" draw:marker-start-width="0.26cm" draw:marker-start-center="false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3.397cm"/>
      <style:paragraph-properties style:writing-mode="lr-tb"/>
    </style:style>
    <style:style style:name="gr37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solid" svg:stroke-width="0.04cm" svg:stroke-color="#ffffff" draw:marker-start-width="0.275cm" draw:marker-start-center="false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draw:shadow="hidden" draw:shadow-offset-x="0.2cm" draw:shadow-offset-y="0.2cm" draw:shadow-color="#808080"/>
    </style:style>
    <style:style style:name="gr37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ed_20__28_var_29__20_2" svg:stroke-width="0.04cm" svg:stroke-color="#e5e5e5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2.042cm"/>
      <style:paragraph-properties style:writing-mode="lr-tb"/>
    </style:style>
    <style:style style:name="gr424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ed_20__28_var_29__20_2" svg:stroke-width="0.04cm" svg:stroke-color="#7f7f7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ed_20__28_var_29__20_2" svg:stroke-width="0.04cm" svg:stroke-color="#dddddd" draw:marker-start-width="0.2cm" draw:marker-start-center="false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ed_20__28_var_29__20_2" svg:stroke-width="0.04cm" svg:stroke-color="#ffffff" draw:marker-start-width="0.275cm" draw:marker-start-center="false" draw:marker-end-width="0.275cm" draw:marker-end-center="false" svg:stroke-opacity="100%" draw:stroke-linejoin="round"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ed_20__28_var_29__20_2" svg:stroke-width="0.04cm" svg:stroke-color="#000000" draw:marker-start-width="0.275cm" draw:marker-start-center="false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ed_20__28_var_29__20_2" svg:stroke-width="0.04cm" svg:stroke-color="#333333" draw:marker-start-width="0.275cm" draw:marker-start-center="false" draw:marker-end-width="0.275cm" draw:marker-end-center="false" svg:stroke-opacity="100%" draw:stroke-linejoin="round"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2" fo:font-size="11pt" style:font-size-asian="18pt" style:font-size-complex="18pt"/>
    </style:style>
    <style:style style:name="P3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gradient" draw:fill-color="#cfe7f5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74cb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solid" draw:fill-color="#6666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b3b3b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ccccc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style:paragraph-properties fo:text-align="end"/>
    </style:style>
    <style:style style:name="P28" style:family="paragraph">
      <loext:graphic-properties draw:fill="none" draw:fill-color="#ffffff"/>
      <style:paragraph-properties fo:text-align="end" style:writing-mode="lr-tb"/>
      <style:text-properties style:font-name="Arial2" fo:font-size="11pt" style:font-size-asian="18pt" style:font-size-complex="18pt"/>
    </style:style>
    <style:style style:name="P29" style:family="paragraph">
      <loext:graphic-properties draw:fill="solid" draw:fill-color="#99ff6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0" style:family="paragraph">
      <loext:graphic-properties draw:fill="solid" draw:fill-color="#ff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style:font-name="Arial2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measurelines" svg:width="10.667cm" svg:height="5.968cm" svg:x="9.482cm" svg:y="7.758cm" svg:viewBox="0 0 10668 5969" svg:d="M5715 0l4953 2667-5842 3302-4826-2794zM6858 635zM9907 2286z">
          <text:p/>
        </draw:path>
        <draw:frame draw:style-name="gr2" draw:text-style-name="P2" draw:layer="Texts" svg:width="4.38cm" svg:height="1.559cm" svg:x="12.511cm" svg:y="13.874cm">
          <draw:text-box>
            <text:p><text:span text:style-name="T1">Current Attempt</text:span><text:span text:style-name="T1"><text:line-break/></text:span><text:span text:style-name="T1">(attendance</text:span><text:span text:style-name="T1"><text:line-break/></text:span><text:span text:style-name="T1">facing)</text:span></text:p>
          </draw:text-box>
        </draw:frame>
        <draw:path draw:style-name="gr3" draw:text-style-name="P3" draw:layer="layout" svg:width="0.824cm" svg:height="0.635cm" svg:x="21.665cm" svg:y="6.805cm" svg:viewBox="0 0 825 636" svg:d="M3 636c125 0 822-27 822-265 0-239-239-371-365-371 0 79-503 53-457 636z">
          <text:p/>
        </draw:path>
        <draw:polygon draw:style-name="gr4" draw:text-style-name="P4" draw:layer="layout" svg:width="0.457cm" svg:height="0.37cm" svg:x="21.206cm" svg:y="7.07cm" svg:viewBox="0 0 458 371" draw:points="0,106 0,0 458,265 458,371">
          <text:p/>
        </draw:polygon>
        <draw:polygon draw:style-name="gr5" draw:text-style-name="P4" draw:layer="layout" svg:width="0.457cm" svg:height="0.449cm" svg:x="21.573cm" svg:y="6.673cm" svg:viewBox="0 0 458 450" draw:points="0,185 0,0 458,265 458,450">
          <text:p/>
        </draw:polygon>
        <draw:polygon draw:style-name="gr6" draw:text-style-name="P5" draw:layer="layout" svg:width="0.824cm" svg:height="0.476cm" svg:x="21.206cm" svg:y="6.858cm" svg:viewBox="0 0 825 477" draw:points="0,212 366,0 825,265 458,477">
          <text:p/>
        </draw:polygon>
        <draw:line draw:style-name="gr7" draw:text-style-name="P6" draw:layer="layout" svg:x1="21.573cm" svg:y1="6.858cm" svg:x2="22.031cm" svg:y2="7.123cm">
          <text:p/>
        </draw:line>
        <draw:polygon draw:style-name="gr8" draw:text-style-name="P7" draw:layer="layout" svg:width="0.457cm" svg:height="0.449cm" svg:x="21.665cm" svg:y="6.99cm" svg:viewBox="0 0 458 450" draw:points="0,450 0,344 366,132 366,0 458,53 458,185">
          <text:p/>
        </draw:polygon>
        <draw:polygon draw:style-name="gr9" draw:text-style-name="P4" draw:layer="layout" svg:width="1.465cm" svg:height="2.012cm" svg:x="20.702cm" svg:y="5.057cm" svg:viewBox="0 0 1466 2013" draw:points="0,1165 0,0 1466,848 1466,2013">
          <text:p/>
        </draw:polygon>
        <draw:polygon draw:style-name="gr10" draw:text-style-name="P8" draw:layer="layout" svg:width="1.374cm" svg:height="1.853cm" svg:x="20.749cm" svg:y="5.136cm" svg:viewBox="0 0 1375 1854" draw:points="0,1059 0,0 1375,795 1375,1854">
          <text:p/>
        </draw:polygon>
        <draw:polygon draw:style-name="gr11" draw:text-style-name="P5" draw:layer="layout" svg:width="1.557cm" svg:height="0.899cm" svg:x="20.702cm" svg:y="5.004cm" svg:viewBox="0 0 1558 900" draw:points="1466,900 0,53 92,0 1558,848">
          <text:p/>
        </draw:polygon>
        <draw:polygon draw:style-name="gr12" draw:text-style-name="P7" draw:layer="layout" svg:width="0.091cm" svg:height="1.217cm" svg:x="22.169cm" svg:y="5.852cm" svg:viewBox="0 0 92 1218" draw:points="0,1218 0,53 92,0 92,1165">
          <text:p/>
        </draw:polygon>
        <draw:polygon draw:style-name="gr13" draw:text-style-name="P9" draw:layer="layout" svg:width="1.557cm" svg:height="2.436cm" svg:x="20.702cm" svg:y="5.004cm" svg:viewBox="0 0 1558 2437" draw:points="92,0 1558,848 1558,2013 1466,2066 1420,2040 1420,2172 962,2437 504,2172 504,2066 870,1854 870,1722 0,1218 0,53">
          <text:p/>
        </draw:polygon>
        <draw:path draw:style-name="gr14" draw:text-style-name="P3" draw:layer="layout" svg:width="0.842cm" svg:height="0.519cm" svg:x="12.424cm" svg:y="16.144cm" svg:viewBox="0 0 843 520" svg:d="M13 520c206 0 747-86 822-303s-394-217-600-217c0 130-300 87-222 520z">
          <text:p/>
        </draw:path>
        <draw:polygon draw:style-name="gr15" draw:text-style-name="P4" draw:layer="layout" svg:width="3.749cm" svg:height="4.768cm" svg:x="8.685cm" svg:y="11.896cm" svg:viewBox="0 0 3750 4769" draw:points="0,2601 0,0 3750,2168 3750,4769">
          <text:p/>
        </draw:polygon>
        <draw:polygon draw:style-name="gr16" draw:text-style-name="P5" draw:layer="layout" svg:width="3.974cm" svg:height="2.297cm" svg:x="8.685cm" svg:y="11.766cm" svg:viewBox="0 0 3975 2298" draw:points="3750,2298 0,130 225,0 3975,2168">
          <text:p/>
        </draw:polygon>
        <draw:polygon draw:style-name="gr17" draw:text-style-name="P7" draw:layer="layout" svg:width="0.224cm" svg:height="2.73cm" svg:x="12.434cm" svg:y="13.933cm" svg:viewBox="0 0 225 2731" draw:points="0,2731 0,130 225,0 225,2601">
          <text:p/>
        </draw:polygon>
        <draw:polygon draw:style-name="gr18" draw:text-style-name="P9" draw:layer="layout" svg:width="3.974cm" svg:height="4.898cm" svg:x="8.685cm" svg:y="11.766cm" svg:viewBox="0 0 3975 4899" draw:points="225,0 3975,2168 3975,4769 3750,4899 0,2731 0,130">
          <text:p/>
        </draw:polygon>
        <draw:polygon draw:style-name="gr19" draw:text-style-name="P10" draw:layer="layout" svg:width="0.149cm" svg:height="0.172cm" svg:x="10.485cm" svg:y="15.321cm" svg:viewBox="0 0 150 173" draw:points="0,87 0,0 150,87 150,173">
          <text:p/>
        </draw:polygon>
        <draw:g>
          <draw:glue-point draw:id="4" svg:x="1.818cm" svg:y="-3.333cm"/>
          <draw:glue-point draw:id="5" svg:x="-0.454cm" svg:y="-5cm"/>
          <draw:glue-point draw:id="6" svg:x="-5cm" svg:y="-1.666cm"/>
          <draw:glue-point draw:id="7" svg:x="-2.5cm" svg:y="-3.5cm"/>
          <draw:glue-point draw:id="8" svg:x="-0.454cm" svg:y="5cm"/>
          <draw:glue-point draw:id="9" svg:x="4.09cm" svg:y="1cm"/>
          <draw:glue-point draw:id="10" svg:x="-5cm" svg:y="1cm"/>
          <draw:path draw:style-name="gr20" draw:text-style-name="P3" draw:layer="layout" svg:width="1.108cm" svg:height="0.655cm" svg:x="13.055cm" svg:y="6.941cm" svg:viewBox="0 0 1109 656" svg:d="M2 656c126 0 1107-394 1107-499s-58-157-184-157c0 79-969 79-923 656z">
            <text:p/>
          </draw:path>
          <draw:g>
            <draw:polygon draw:style-name="gr21" draw:text-style-name="P7" draw:layer="layout" svg:width="0.918cm" svg:height="1.049cm" svg:x="13.06cm" svg:y="6.548cm" svg:viewBox="0 0 919 1050" draw:points="0,1050 0,551 919,0 919,525">
              <text:p/>
            </draw:polygon>
            <draw:polygon draw:style-name="gr22" draw:text-style-name="P4" draw:layer="layout" svg:width="0.928cm" svg:height="1.049cm" svg:x="12.131cm" svg:y="6.548cm" svg:viewBox="0 0 929 1050" draw:points="6,525 0,0 929,551 929,1050">
              <text:p/>
            </draw:polygon>
            <draw:polygon draw:style-name="gr23" draw:text-style-name="P4" draw:layer="layout" svg:width="1.847cm" svg:height="1.075cm" svg:x="12.131cm" svg:y="6.023cm" svg:viewBox="0 0 1848 1076" draw:points="929,1076 0,525 924,0 1848,551">
              <text:p/>
            </draw:polygon>
            <draw:polygon draw:style-name="gr24" draw:text-style-name="P11" draw:layer="layout" svg:width="0.184cm" svg:height="0.104cm" svg:x="12.963cm" svg:y="6.627cm" svg:viewBox="0 0 185 105" draw:points="93,105 0,52 93,0 185,52">
              <text:p/>
            </draw:polygon>
            <draw:polygon draw:style-name="gr25" draw:text-style-name="P11" draw:layer="layout" svg:width="0.184cm" svg:height="0.104cm" svg:x="12.824cm" svg:y="6.548cm" svg:viewBox="0 0 185 105" draw:points="93,105 0,52 93,0 185,52">
              <text:p/>
            </draw:polygon>
            <draw:polygon draw:style-name="gr26" draw:text-style-name="P11" draw:layer="layout" svg:width="0.184cm" svg:height="0.104cm" svg:x="12.963cm" svg:y="6.469cm" svg:viewBox="0 0 185 105" draw:points="93,105 0,52 93,0 185,52">
              <text:p/>
            </draw:polygon>
            <draw:polygon draw:style-name="gr27" draw:text-style-name="P11" draw:layer="layout" svg:width="0.184cm" svg:height="0.104cm" svg:x="13.102cm" svg:y="6.548cm" svg:viewBox="0 0 185 105" draw:points="93,105 0,52 93,0 185,52">
              <text:p/>
            </draw:polygon>
            <draw:line draw:style-name="gr28" draw:text-style-name="P6" draw:layer="layout" svg:x1="12.639cm" svg:y1="7.335cm" svg:x2="12.732cm" svg:y2="7.283cm">
              <text:p/>
            </draw:line>
            <draw:line draw:style-name="gr29" draw:text-style-name="P6" draw:layer="layout" svg:x1="12.455cm" svg:y1="6.732cm" svg:x2="13.333cm" svg:y2="6.233cm">
              <text:p/>
            </draw:line>
            <draw:line draw:style-name="gr30" draw:text-style-name="P6" draw:layer="layout" svg:x1="13.148cm" svg:y1="7.231cm" svg:x2="13.887cm" svg:y2="6.811cm">
              <text:p/>
            </draw:line>
            <draw:line draw:style-name="gr31" draw:text-style-name="P6" draw:layer="layout" svg:x1="13.148cm" svg:y1="7.309cm" svg:x2="13.887cm" svg:y2="6.889cm">
              <text:p/>
            </draw:line>
            <draw:line draw:style-name="gr32" draw:text-style-name="P6" draw:layer="layout" svg:x1="13.148cm" svg:y1="7.388cm" svg:x2="13.887cm" svg:y2="6.968cm">
              <text:p/>
            </draw:line>
            <draw:line draw:style-name="gr33" draw:text-style-name="P6" draw:layer="layout" svg:x1="13.148cm" svg:y1="7.467cm" svg:x2="13.887cm" svg:y2="7.047cm">
              <text:p/>
            </draw:line>
            <draw:line draw:style-name="gr34" draw:text-style-name="P6" draw:layer="layout" svg:x1="12.824cm" svg:y1="6.942cm" svg:x2="13.702cm" svg:y2="6.443cm">
              <text:p/>
            </draw:line>
            <draw:line draw:style-name="gr35" draw:text-style-name="P6" draw:layer="layout" svg:x1="13.148cm" svg:y1="7.152cm" svg:x2="13.887cm" svg:y2="6.732cm">
              <text:p/>
            </draw:line>
            <draw:line draw:style-name="gr36" draw:text-style-name="P6" draw:layer="layout" svg:x1="12.778cm" svg:y1="7.047cm" svg:x2="13.009cm" svg:y2="7.179cm">
              <text:p/>
            </draw:line>
            <draw:line draw:style-name="gr37" draw:text-style-name="P6" draw:layer="layout" svg:x1="12.824cm" svg:y1="7.152cm" svg:x2="13.009cm" svg:y2="7.257cm">
              <text:p/>
            </draw:line>
            <draw:line draw:style-name="gr38" draw:text-style-name="P6" draw:layer="layout" svg:x1="12.824cm" svg:y1="7.23cm" svg:x2="13.009cm" svg:y2="7.335cm">
              <text:p/>
            </draw:line>
            <draw:line draw:style-name="gr39" draw:text-style-name="P6" draw:layer="layout" svg:x1="12.778cm" svg:y1="7.283cm" svg:x2="13.009cm" svg:y2="7.415cm">
              <text:p/>
            </draw:line>
            <draw:line draw:style-name="gr40" draw:text-style-name="P6" draw:layer="layout" svg:x1="12.731cm" svg:y1="7.335cm" svg:x2="13.009cm" svg:y2="7.492cm">
              <text:p/>
            </draw:line>
            <draw:line draw:style-name="gr41" draw:text-style-name="P6" draw:layer="layout" svg:x1="12.177cm" svg:y1="6.705cm" svg:x2="12.455cm" svg:y2="6.862cm">
              <text:p/>
            </draw:line>
            <draw:line draw:style-name="gr42" draw:text-style-name="P6" draw:layer="layout" svg:x1="12.177cm" svg:y1="6.784cm" svg:x2="12.455cm" svg:y2="6.941cm">
              <text:p/>
            </draw:line>
            <draw:line draw:style-name="gr43" draw:text-style-name="P6" draw:layer="layout" svg:x1="12.177cm" svg:y1="6.863cm" svg:x2="12.455cm" svg:y2="7.02cm">
              <text:p/>
            </draw:line>
            <draw:line draw:style-name="gr44" draw:text-style-name="P6" draw:layer="layout" svg:x1="12.177cm" svg:y1="6.941cm" svg:x2="12.455cm" svg:y2="7.098cm">
              <text:p/>
            </draw:line>
            <draw:line draw:style-name="gr45" draw:text-style-name="P6" draw:layer="layout" svg:x1="12.177cm" svg:y1="7.02cm" svg:x2="12.455cm" svg:y2="7.177cm">
              <text:p/>
            </draw:line>
            <draw:path draw:style-name="gr46" draw:text-style-name="P7" draw:layer="layout" svg:width="0.368cm" svg:height="0.46cm" svg:x="12.409cm" svg:y="6.842cm" svg:viewBox="0 0 369 461" svg:d="M185 20c93 53 184 211 184 316 0 104-91 157-184 104-92-52-185-209-185-314 0-106 93-158 185-106z">
              <text:p/>
            </draw:path>
            <draw:path draw:style-name="gr47" draw:text-style-name="P8" draw:layer="layout" svg:width="0.368cm" svg:height="0.46cm" svg:x="12.328cm" svg:y="6.889cm" svg:viewBox="0 0 369 461" svg:d="M185 20c93 53 184 211 184 316 0 104-91 157-184 104-92-52-185-209-185-314 0-106 93-158 185-106z">
              <text:p/>
            </draw:path>
            <draw:line draw:style-name="gr48" draw:text-style-name="P6" draw:layer="layout" svg:x1="12.362cm" svg:y1="6.915cm" svg:x2="12.501cm" svg:y2="6.836cm">
              <text:p/>
            </draw:line>
            <draw:path draw:style-name="gr49" draw:text-style-name="P9" draw:layer="layout" svg:width="1.847cm" svg:height="1.573cm" svg:x="12.131cm" svg:y="6.023cm" svg:viewBox="0 0 1848 1574" svg:d="M924 0l924 551v499l-919 524c0 0-265-157-421-236-93-26-139 0-230-131-91-53-272-157-272-157l-6-525z">
              <text:p/>
            </draw:path>
          </draw:g>
        </draw:g>
        <draw:g>
          <draw:path draw:style-name="gr50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51" draw:text-style-name="P4" draw:layer="layout" svg:width="0.228cm" svg:height="0.264cm" svg:x="13.56cm" svg:y="7.666cm" svg:viewBox="0 0 229 265" draw:points="0,159 46,0 229,106 183,265">
              <text:p/>
            </draw:polygon>
            <draw:polygon draw:style-name="gr52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53" draw:text-style-name="P7" draw:layer="layout" svg:width="0.412cm" svg:height="0.343cm" svg:x="13.743cm" svg:y="7.586cm" svg:viewBox="0 0 413 344" svg:d="M413 106c0-159-92-106-184-53-91 53-183 53-229 291 0 0 183-106 413-238z">
              <text:p/>
            </draw:path>
            <draw:path draw:style-name="gr54" draw:text-style-name="P9" draw:layer="layout" svg:width="0.595cm" svg:height="0.449cm" svg:x="13.56cm" svg:y="7.48cm" svg:viewBox="0 0 596 450" svg:d="M366 0c-91 26-91 26-183 79-45 27-137 53-183 265 92 53 92 53 183 106 53-24 321-185 413-238 0-133-92-133-230-212z">
              <text:p/>
            </draw:path>
          </draw:g>
        </draw:g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55" draw:text-style-name="P3" draw:layer="layout" svg:width="0.322cm" svg:height="0.136cm" svg:x="14.277cm" svg:y="7.437cm" svg:viewBox="0 0 323 137" svg:d="M0 137c124 0 237-23 277-46s80-91 0-91c5 10-277 137-277 137z">
            <text:p/>
          </draw:path>
          <draw:g>
            <draw:polygon draw:style-name="gr56" draw:text-style-name="P5" draw:layer="layout" svg:width="0.593cm" svg:height="0.341cm" svg:x="13.96cm" svg:y="6.547cm" svg:viewBox="0 0 594 342" draw:points="475,342 594,274 119,0 0,68">
              <text:p/>
            </draw:polygon>
            <draw:polygon draw:style-name="gr57" draw:text-style-name="P12" draw:layer="layout" svg:width="0.044cm" svg:height="0.104cm" svg:x="14.463cm" svg:y="6.93cm" svg:viewBox="0 0 45 105" draw:points="45,79 45,0 0,26 0,105">
              <text:p/>
            </draw:polygon>
            <draw:polygon draw:style-name="gr58" draw:text-style-name="P7" draw:layer="layout" svg:width="0.197cm" svg:height="0.159cm" svg:x="14.277cm" svg:y="7.414cm" svg:viewBox="0 0 198 160" draw:points="198,46 198,0 0,114 0,160">
              <text:p/>
            </draw:polygon>
            <draw:polygon draw:style-name="gr59" draw:text-style-name="P7" draw:layer="layout" svg:width="0.118cm" svg:height="0.752cm" svg:x="14.435cm" svg:y="6.821cm" svg:viewBox="0 0 119 753" draw:points="119,685 119,0 0,68 0,753">
              <text:p/>
            </draw:polygon>
            <draw:polygon draw:style-name="gr60" draw:text-style-name="P4" draw:layer="layout" svg:width="0.277cm" svg:height="0.204cm" svg:x="13.999cm" svg:y="7.368cm" svg:viewBox="0 0 278 205" draw:points="278,205 278,160 0,0 0,46">
              <text:p/>
            </draw:polygon>
            <draw:polygon draw:style-name="gr61" draw:text-style-name="P5" draw:layer="layout" svg:width="0.355cm" svg:height="0.204cm" svg:x="14cm" svg:y="7.323cm" svg:viewBox="0 0 356 205" draw:points="277,205 356,160 79,0 0,46">
              <text:p/>
            </draw:polygon>
            <draw:polygon draw:style-name="gr62" draw:text-style-name="P13" draw:layer="layout" svg:width="0.474cm" svg:height="0.957cm" svg:x="13.96cm" svg:y="6.615cm" svg:viewBox="0 0 475 958" draw:points="475,958 475,274 0,0 0,685">
              <text:p/>
            </draw:polygon>
            <draw:polygon draw:style-name="gr63" draw:text-style-name="P9" draw:layer="layout" svg:width="0.593cm" svg:height="1.026cm" svg:x="13.96cm" svg:y="6.547cm" svg:viewBox="0 0 594 1027" draw:points="594,958 594,274 119,0 0,68 0,753 79,799 40,821 40,867 317,1027 396,981 475,1027">
              <text:p/>
            </draw:polygon>
            <draw:polygon draw:style-name="gr64" draw:text-style-name="P14" draw:layer="layout" svg:width="0.039cm" svg:height="0.067cm" svg:x="14.475cm" svg:y="7.14cm" svg:viewBox="0 0 40 68" draw:points="40,46 40,0 0,23 0,68">
              <text:p/>
            </draw:polygon>
          </draw:g>
        </draw:g>
        <draw:g>
          <draw:path draw:style-name="gr65" draw:text-style-name="P3" draw:layer="layout" svg:width="0.501cm" svg:height="0.317cm" svg:x="12.451cm" svg:y="16.797cm" svg:viewBox="0 0 502 318" svg:d="M0 318c126 0 502-106 502-186 0-79-12-132-137-132 0 79-367 79-365 318z">
            <text:p/>
          </draw:path>
          <draw:g>
            <draw:polygon draw:style-name="gr66" draw:text-style-name="P4" draw:layer="layout" svg:width="0.228cm" svg:height="0.264cm" svg:x="12.267cm" svg:y="16.85cm" svg:viewBox="0 0 229 265" draw:points="0,159 46,0 229,106 183,265">
              <text:p/>
            </draw:polygon>
            <draw:polygon draw:style-name="gr67" draw:text-style-name="P5" draw:layer="layout" svg:width="0.503cm" svg:height="0.29cm" svg:x="12.312cm" svg:y="16.665cm" svg:viewBox="0 0 504 291" draw:points="0,185 92,106 229,26 321,0 504,106 413,132 275,212 183,291">
              <text:p/>
            </draw:polygon>
            <draw:path draw:style-name="gr68" draw:text-style-name="P7" draw:layer="layout" svg:width="0.412cm" svg:height="0.343cm" svg:x="12.45cm" svg:y="16.77cm" svg:viewBox="0 0 413 344" svg:d="M413 106c0-159-92-106-184-53-91 53-183 53-229 291 0 0 183-106 413-238z">
              <text:p/>
            </draw:path>
            <draw:path draw:style-name="gr69" draw:text-style-name="P9" draw:layer="layout" svg:width="0.595cm" svg:height="0.449cm" svg:x="12.267cm" svg:y="16.665cm" svg:viewBox="0 0 596 450" svg:d="M366 0c-91 26-91 26-183 79-45 27-137 53-183 265 92 53 92 53 183 106 53-24 321-185 413-238 0-133-92-133-230-212z">
              <text:p/>
            </draw:path>
          </draw:g>
        </draw:g>
        <draw:g>
          <draw:path draw:style-name="gr70" draw:text-style-name="P3" draw:layer="layout" svg:width="0.501cm" svg:height="0.317cm" svg:x="13.745cm" svg:y="7.612cm" svg:viewBox="0 0 502 318" svg:d="M0 318c126 0 502-106 502-186 0-79-12-132-137-132 0 79-367 79-365 318z">
            <text:p/>
          </draw:path>
          <draw:g>
            <draw:polygon draw:style-name="gr71" draw:text-style-name="P4" draw:layer="layout" svg:width="0.228cm" svg:height="0.264cm" svg:x="13.561cm" svg:y="7.666cm" svg:viewBox="0 0 229 265" draw:points="0,159 46,0 229,106 183,265">
              <text:p/>
            </draw:polygon>
            <draw:polygon draw:style-name="gr72" draw:text-style-name="P5" draw:layer="layout" svg:width="0.503cm" svg:height="0.29cm" svg:x="13.606cm" svg:y="7.48cm" svg:viewBox="0 0 504 291" draw:points="0,185 92,106 229,26 321,0 504,106 413,132 275,212 183,291">
              <text:p/>
            </draw:polygon>
            <draw:path draw:style-name="gr73" draw:text-style-name="P7" draw:layer="layout" svg:width="0.412cm" svg:height="0.343cm" svg:x="13.744cm" svg:y="7.586cm" svg:viewBox="0 0 413 344" svg:d="M413 106c0-159-92-106-184-53-91 53-183 53-229 291 0 0 183-106 413-238z">
              <text:p/>
            </draw:path>
            <draw:path draw:style-name="gr74" draw:text-style-name="P9" draw:layer="layout" svg:width="0.595cm" svg:height="0.449cm" svg:x="13.561cm" svg:y="7.48cm" svg:viewBox="0 0 596 450" svg:d="M366 0c-91 26-91 26-183 79-45 27-137 53-183 265 92 53 92 53 183 106 53-24 321-185 413-238 0-133-92-133-230-212z">
              <text:p/>
            </draw:path>
          </draw:g>
        </draw:g>
        <draw:polygon draw:style-name="gr75" draw:text-style-name="P13" draw:layer="layout" svg:width="0.474cm" svg:height="0.957cm" svg:x="13.961cm" svg:y="6.615cm" svg:viewBox="0 0 475 958" draw:points="475,958 475,274 0,0 0,685">
          <text:p/>
        </draw:polygon>
        <draw:g>
          <draw:polygon draw:style-name="gr76" draw:text-style-name="P5" draw:layer="layout" svg:width="2.155cm" svg:height="1.245cm" svg:x="7.931cm" svg:y="15.552cm" svg:viewBox="0 0 2156 1246" draw:points="1285,1246 0,504 871,0 2156,742">
            <text:p/>
          </draw:polygon>
          <draw:polygon draw:style-name="gr77" draw:text-style-name="P15" draw:layer="layout" svg:width="1.421cm" svg:height="0.821cm" svg:x="8.436cm" svg:y="15.685cm" svg:viewBox="0 0 1422 822" draw:points="0,212 367,0 1422,610 1055,822">
            <text:p/>
          </draw:polygon>
          <draw:polygon draw:style-name="gr78" draw:text-style-name="P4" draw:layer="layout" svg:width="1.284cm" svg:height="1.908cm" svg:x="8.803cm" svg:y="14.386cm" svg:viewBox="0 0 1285 1909" draw:points="0,1167 0,0 1285,742 1285,1909">
            <text:p/>
          </draw:polygon>
          <draw:polygon draw:style-name="gr79" draw:text-style-name="P8" draw:layer="layout" svg:width="1.192cm" svg:height="1.669cm" svg:x="8.849cm" svg:y="14.465cm" svg:viewBox="0 0 1193 1670" draw:points="0,981 0,0 1193,689 1193,1670">
            <text:p/>
          </draw:polygon>
          <draw:polygon draw:style-name="gr80" draw:text-style-name="P5" draw:layer="layout" svg:width="1.329cm" svg:height="0.768cm" svg:x="8.803cm" svg:y="14.359cm" svg:viewBox="0 0 1330 769" draw:points="1285,769 0,27 46,0 1330,742">
            <text:p/>
          </draw:polygon>
          <draw:polygon draw:style-name="gr81" draw:text-style-name="P7" draw:layer="layout" svg:width="0.045cm" svg:height="1.192cm" svg:x="10.087cm" svg:y="15.101cm" svg:viewBox="0 0 46 1193" draw:points="0,1193 0,27 46,0 46,1167">
            <text:p/>
          </draw:polygon>
          <draw:polygon draw:style-name="gr82" draw:text-style-name="P7" draw:layer="layout" svg:width="0.87cm" svg:height="0.635cm" svg:x="9.216cm" svg:y="16.295cm" svg:viewBox="0 0 871 636" draw:points="0,636 0,504 871,0 871,133">
            <text:p/>
          </draw:polygon>
          <draw:line draw:style-name="gr83" draw:text-style-name="P6" draw:layer="layout" svg:x1="8.528cm" svg:y1="15.844cm" svg:x2="9.583cm" svg:y2="16.454cm">
            <text:p/>
          </draw:line>
          <draw:line draw:style-name="gr84" draw:text-style-name="P6" draw:layer="layout" svg:x1="8.619cm" svg:y1="15.791cm" svg:x2="9.674cm" svg:y2="16.401cm">
            <text:p/>
          </draw:line>
          <draw:line draw:style-name="gr85" draw:text-style-name="P6" draw:layer="layout" svg:x1="8.711cm" svg:y1="15.738cm" svg:x2="9.766cm" svg:y2="16.348cm">
            <text:p/>
          </draw:line>
          <draw:line draw:style-name="gr86" draw:text-style-name="P6" draw:layer="layout" svg:x1="9.628cm" svg:y1="16.268cm" svg:x2="9.72cm" svg:y2="16.215cm">
            <text:p/>
          </draw:line>
          <draw:line draw:style-name="gr87" draw:text-style-name="P6" draw:layer="layout" svg:x1="9.537cm" svg:y1="16.215cm" svg:x2="9.629cm" svg:y2="16.162cm">
            <text:p/>
          </draw:line>
          <draw:line draw:style-name="gr88" draw:text-style-name="P6" draw:layer="layout" svg:x1="9.445cm" svg:y1="16.162cm" svg:x2="9.537cm" svg:y2="16.109cm">
            <text:p/>
          </draw:line>
          <draw:line draw:style-name="gr89" draw:text-style-name="P6" draw:layer="layout" svg:x1="9.491cm" svg:y1="16.294cm" svg:x2="9.583cm" svg:y2="16.241cm">
            <text:p/>
          </draw:line>
          <draw:line draw:style-name="gr90" draw:text-style-name="P6" draw:layer="layout" svg:x1="9.399cm" svg:y1="16.241cm" svg:x2="9.491cm" svg:y2="16.188cm">
            <text:p/>
          </draw:line>
          <draw:line draw:style-name="gr91" draw:text-style-name="P6" draw:layer="layout" svg:x1="9.308cm" svg:y1="16.188cm" svg:x2="9.4cm" svg:y2="16.135cm">
            <text:p/>
          </draw:line>
          <draw:line draw:style-name="gr92" draw:text-style-name="P6" draw:layer="layout" svg:x1="9.353cm" svg:y1="16.109cm" svg:x2="9.445cm" svg:y2="16.056cm">
            <text:p/>
          </draw:line>
          <draw:line draw:style-name="gr93" draw:text-style-name="P6" draw:layer="layout" svg:x1="9.216cm" svg:y1="16.135cm" svg:x2="9.308cm" svg:y2="16.082cm">
            <text:p/>
          </draw:line>
          <draw:line draw:style-name="gr94" draw:text-style-name="P6" draw:layer="layout" svg:x1="9.261cm" svg:y1="16.056cm" svg:x2="9.353cm" svg:y2="16.003cm">
            <text:p/>
          </draw:line>
          <draw:line draw:style-name="gr95" draw:text-style-name="P6" draw:layer="layout" svg:x1="9.17cm" svg:y1="16.003cm" svg:x2="9.262cm" svg:y2="15.95cm">
            <text:p/>
          </draw:line>
          <draw:line draw:style-name="gr96" draw:text-style-name="P6" draw:layer="layout" svg:x1="9.078cm" svg:y1="15.95cm" svg:x2="9.17cm" svg:y2="15.897cm">
            <text:p/>
          </draw:line>
          <draw:line draw:style-name="gr97" draw:text-style-name="P6" draw:layer="layout" svg:x1="9.124cm" svg:y1="16.082cm" svg:x2="9.216cm" svg:y2="16.029cm">
            <text:p/>
          </draw:line>
          <draw:line draw:style-name="gr98" draw:text-style-name="P6" draw:layer="layout" svg:x1="9.032cm" svg:y1="16.029cm" svg:x2="9.124cm" svg:y2="15.976cm">
            <text:p/>
          </draw:line>
          <draw:line draw:style-name="gr99" draw:text-style-name="P6" draw:layer="layout" svg:x1="8.941cm" svg:y1="15.976cm" svg:x2="9.033cm" svg:y2="15.923cm">
            <text:p/>
          </draw:line>
          <draw:line draw:style-name="gr100" draw:text-style-name="P6" draw:layer="layout" svg:x1="8.986cm" svg:y1="15.897cm" svg:x2="9.078cm" svg:y2="15.844cm">
            <text:p/>
          </draw:line>
          <draw:line draw:style-name="gr101" draw:text-style-name="P6" draw:layer="layout" svg:x1="8.849cm" svg:y1="15.923cm" svg:x2="8.941cm" svg:y2="15.87cm">
            <text:p/>
          </draw:line>
          <draw:line draw:style-name="gr102" draw:text-style-name="P6" draw:layer="layout" svg:x1="8.894cm" svg:y1="15.844cm" svg:x2="8.986cm" svg:y2="15.791cm">
            <text:p/>
          </draw:line>
          <draw:line draw:style-name="gr103" draw:text-style-name="P6" draw:layer="layout" svg:x1="8.803cm" svg:y1="15.791cm" svg:x2="8.895cm" svg:y2="15.738cm">
            <text:p/>
          </draw:line>
          <draw:line draw:style-name="gr104" draw:text-style-name="P6" draw:layer="layout" svg:x1="8.757cm" svg:y1="15.87cm" svg:x2="8.849cm" svg:y2="15.817cm">
            <text:p/>
          </draw:line>
          <draw:line draw:style-name="gr105" draw:text-style-name="P6" draw:layer="layout" svg:x1="9.353cm" svg:y1="16.321cm" svg:x2="9.445cm" svg:y2="16.268cm">
            <text:p/>
          </draw:line>
          <draw:line draw:style-name="gr106" draw:text-style-name="P6" draw:layer="layout" svg:x1="9.261cm" svg:y1="16.268cm" svg:x2="9.353cm" svg:y2="16.215cm">
            <text:p/>
          </draw:line>
          <draw:line draw:style-name="gr107" draw:text-style-name="P6" draw:layer="layout" svg:x1="9.17cm" svg:y1="16.215cm" svg:x2="9.262cm" svg:y2="16.162cm">
            <text:p/>
          </draw:line>
          <draw:line draw:style-name="gr108" draw:text-style-name="P6" draw:layer="layout" svg:x1="9.124cm" svg:y1="16.294cm" svg:x2="9.216cm" svg:y2="16.241cm">
            <text:p/>
          </draw:line>
          <draw:line draw:style-name="gr109" draw:text-style-name="P6" draw:layer="layout" svg:x1="9.032cm" svg:y1="16.241cm" svg:x2="9.124cm" svg:y2="16.188cm">
            <text:p/>
          </draw:line>
          <draw:line draw:style-name="gr110" draw:text-style-name="P6" draw:layer="layout" svg:x1="9.078cm" svg:y1="16.162cm" svg:x2="9.17cm" svg:y2="16.109cm">
            <text:p/>
          </draw:line>
          <draw:line draw:style-name="gr111" draw:text-style-name="P6" draw:layer="layout" svg:x1="8.986cm" svg:y1="16.109cm" svg:x2="9.078cm" svg:y2="16.056cm">
            <text:p/>
          </draw:line>
          <draw:line draw:style-name="gr112" draw:text-style-name="P6" draw:layer="layout" svg:x1="8.894cm" svg:y1="16.056cm" svg:x2="8.986cm" svg:y2="16.003cm">
            <text:p/>
          </draw:line>
          <draw:line draw:style-name="gr113" draw:text-style-name="P6" draw:layer="layout" svg:x1="8.803cm" svg:y1="16.003cm" svg:x2="8.895cm" svg:y2="15.95cm">
            <text:p/>
          </draw:line>
          <draw:line draw:style-name="gr114" draw:text-style-name="P6" draw:layer="layout" svg:x1="8.665cm" svg:y1="16.029cm" svg:x2="8.757cm" svg:y2="15.976cm">
            <text:p/>
          </draw:line>
          <draw:line draw:style-name="gr115" draw:text-style-name="P6" draw:layer="layout" svg:x1="8.711cm" svg:y1="15.95cm" svg:x2="8.803cm" svg:y2="15.897cm">
            <text:p/>
          </draw:line>
          <draw:line draw:style-name="gr116" draw:text-style-name="P6" draw:layer="layout" svg:x1="8.573cm" svg:y1="15.976cm" svg:x2="8.665cm" svg:y2="15.923cm">
            <text:p/>
          </draw:line>
          <draw:line draw:style-name="gr117" draw:text-style-name="P6" draw:layer="layout" svg:x1="9.308cm" svg:y1="16.401cm" svg:x2="9.4cm" svg:y2="16.348cm">
            <text:p/>
          </draw:line>
          <draw:line draw:style-name="gr118" draw:text-style-name="P6" draw:layer="layout" svg:x1="9.216cm" svg:y1="16.348cm" svg:x2="9.308cm" svg:y2="16.295cm">
            <text:p/>
          </draw:line>
          <draw:polygon draw:style-name="gr119" draw:text-style-name="P4" draw:layer="layout" svg:width="1.284cm" svg:height="0.874cm" svg:x="7.931cm" svg:y="16.056cm" svg:viewBox="0 0 1285 875" draw:points="0,133 0,0 1285,742 1285,875">
            <text:p/>
          </draw:polygon>
          <draw:polygon draw:style-name="gr120" draw:text-style-name="P9" draw:layer="layout" svg:width="2.201cm" svg:height="2.571cm" svg:x="7.931cm" svg:y="14.359cm" svg:viewBox="0 0 2202 2572" draw:points="918,0 2202,742 2202,1909 2156,1936 2156,2068 1285,2572 0,1830 0,1697 871,1193 871,27">
            <text:p/>
          </draw:polygon>
          <draw:polygon draw:style-name="gr121" draw:text-style-name="P16" draw:layer="layout" svg:width="0.55cm" svg:height="0.317cm" svg:x="8.482cm" svg:y="16.135cm" svg:viewBox="0 0 551 318" draw:points="0,133 229,0 551,186 321,318">
            <text:p/>
          </draw:polygon>
          <draw:line draw:style-name="gr122" draw:text-style-name="P6" draw:layer="layout" svg:x1="9.583cm" svg:y1="16.348cm" svg:x2="9.675cm" svg:y2="16.295cm">
            <text:p/>
          </draw:line>
          <draw:line draw:style-name="gr123" draw:text-style-name="P6" draw:layer="layout" svg:x1="9.445cm" svg:y1="16.374cm" svg:x2="9.537cm" svg:y2="16.321cm">
            <text:p/>
          </draw:line>
        </draw:g>
        <draw:g>
          <draw:glue-point draw:id="4" svg:x="-2.366cm" svg:y="4.031cm"/>
          <draw:glue-point draw:id="5" svg:x="-3.42cm" svg:y="3.385cm"/>
          <draw:glue-point draw:id="6" svg:x="-3.42cm" svg:y="1.934cm"/>
          <draw:glue-point draw:id="7" svg:x="-0.788cm" svg:y="-3.708cm"/>
          <draw:glue-point draw:id="8" svg:x="2.63cm" svg:y="-2.58cm"/>
          <draw:glue-point draw:id="9" svg:x="4.471cm" svg:y="-1.45cm"/>
          <draw:glue-point draw:id="10" svg:x="4.471cm" svg:y="0.321cm"/>
          <draw:glue-point draw:id="11" svg:x="1.841cm" svg:y="5cm"/>
          <draw:glue-point draw:id="12" svg:x="-1.841cm" svg:y="-2.418cm"/>
          <draw:glue-point draw:id="13" svg:x="-3.42cm" svg:y="-1.772cm"/>
          <draw:glue-point draw:id="14" svg:x="-3.42cm" svg:y="1.128cm"/>
          <draw:glue-point draw:id="15" svg:x="-0.788cm" svg:y="5cm"/>
          <draw:glue-point draw:id="16" svg:x="4.735cm" svg:y="3.385cm"/>
          <draw:glue-point draw:id="17" svg:x="4.471cm" svg:y="0.16cm"/>
          <draw:glue-point draw:id="18" svg:x="2.63cm" svg:y="-2.58cm"/>
          <draw:path draw:style-name="gr124" draw:text-style-name="P3" draw:layer="layout" svg:width="0.411cm" svg:height="0.268cm" svg:x="20.341cm" svg:y="6.79cm" svg:viewBox="0 0 412 269" svg:d="M0 269c71 0 412-45 412-105s-83-164-154-164c0 45-258 209-258 269z">
            <text:p/>
          </draw:path>
          <draw:g>
            <draw:polygon draw:style-name="gr125" draw:text-style-name="P5" draw:layer="layout" svg:width="0.772cm" svg:height="0.447cm" svg:x="19.825cm" svg:y="6.014cm" svg:viewBox="0 0 773 448" draw:points="258,0 0,149 0,298 258,448 516,448 773,298">
              <text:p/>
            </draw:polygon>
            <draw:polygon draw:style-name="gr126" draw:text-style-name="P17" draw:layer="layout" svg:width="0.257cm" svg:height="0.447cm" svg:x="20.341cm" svg:y="6.536cm" svg:viewBox="0 0 258 448" draw:points="258,298 258,0 0,149 0,448">
              <text:p/>
            </draw:polygon>
            <draw:polygon draw:style-name="gr127" draw:text-style-name="P18" draw:layer="layout" svg:width="0.257cm" svg:height="0.297cm" svg:x="20.083cm" svg:y="6.685cm" svg:viewBox="0 0 258 298" draw:points="258,298 258,0 0,0 0,298">
              <text:p/>
            </draw:polygon>
            <draw:polygon draw:style-name="gr128" draw:text-style-name="P18" draw:layer="layout" svg:width="0.257cm" svg:height="0.447cm" svg:x="19.825cm" svg:y="6.536cm" svg:viewBox="0 0 258 448" draw:points="258,448 258,149 0,0 0,298">
              <text:p/>
            </draw:polygon>
            <draw:polygon draw:style-name="gr129" draw:text-style-name="P7" draw:layer="layout" svg:width="0.257cm" svg:height="0.372cm" svg:x="20.341cm" svg:y="6.312cm" svg:viewBox="0 0 258 373" draw:points="258,224 258,0 0,149 0,373">
              <text:p/>
            </draw:polygon>
            <draw:polygon draw:style-name="gr130" draw:text-style-name="P19" draw:layer="layout" svg:width="0.257cm" svg:height="0.223cm" svg:x="20.083cm" svg:y="6.462cm" svg:viewBox="0 0 258 224" draw:points="258,224 258,0 0,0 0,224">
              <text:p/>
            </draw:polygon>
            <draw:polygon draw:style-name="gr131" draw:text-style-name="P4" draw:layer="layout" svg:width="0.257cm" svg:height="0.372cm" svg:x="19.825cm" svg:y="6.312cm" svg:viewBox="0 0 258 373" draw:points="258,373 258,149 0,0 0,224">
              <text:p/>
            </draw:polygon>
            <draw:polygon draw:style-name="gr132" draw:text-style-name="P4" draw:layer="layout" svg:width="0.257cm" svg:height="0.223cm" svg:x="20.341cm" svg:y="6.835cm" svg:viewBox="0 0 258 224" draw:points="258,75 258,0 0,149 0,224">
              <text:p/>
            </draw:polygon>
            <draw:polygon draw:style-name="gr133" draw:text-style-name="P19" draw:layer="layout" svg:width="0.257cm" svg:height="0.074cm" svg:x="20.083cm" svg:y="6.984cm" svg:viewBox="0 0 258 75" draw:points="258,75 258,0 0,0 0,75">
              <text:p/>
            </draw:polygon>
            <draw:polygon draw:style-name="gr134" draw:text-style-name="P4" draw:layer="layout" svg:width="0.257cm" svg:height="0.223cm" svg:x="19.825cm" svg:y="6.835cm" svg:viewBox="0 0 258 224" draw:points="258,224 258,149 0,0 0,75">
              <text:p/>
            </draw:polygon>
            <draw:polygon draw:style-name="gr135" draw:text-style-name="P9" draw:layer="layout" svg:width="0.772cm" svg:height="1.043cm" svg:x="19.825cm" svg:y="6.014cm" svg:viewBox="0 0 773 1044" draw:points="773,895 773,298 258,0 0,149 0,597 0,895 258,1044 516,1044">
              <text:p/>
            </draw:polygon>
          </draw:g>
        </draw:g>
        <draw:line draw:style-name="gr136" draw:text-style-name="P20" draw:layer="layout" svg:x1="17.267cm" svg:y1="14.265cm" svg:x2="19.934cm" svg:y2="12.798cm">
          <text:p/>
        </draw:line>
        <draw:line draw:style-name="gr136" draw:text-style-name="P20" draw:layer="layout" svg:x1="13cm" svg:y1="16.265cm" svg:x2="19.867cm" svg:y2="12.531cm">
          <text:p/>
        </draw:line>
        <draw:line draw:style-name="gr136" draw:text-style-name="P20" draw:layer="layout" svg:x1="20.4cm" svg:y1="13.065cm" svg:x2="19.933cm" svg:y2="12.798cm">
          <text:p/>
        </draw:line>
        <draw:line draw:style-name="gr136" draw:text-style-name="P20" draw:layer="layout" svg:x1="17.734cm" svg:y1="14.531cm" svg:x2="17.267cm" svg:y2="14.264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137" draw:text-style-name="P3" draw:layer="layout" svg:width="1.091cm" svg:height="0.624cm" svg:x="17.516cm" svg:y="15.025cm" svg:viewBox="0 0 1092 625" svg:d="M0 625c0 0 828-230 1018-405 176-161-1-220-127-220 0 80-891 588-891 625z">
            <text:p/>
          </draw:path>
          <draw:g>
            <draw:polygon draw:style-name="gr138" draw:text-style-name="P5" draw:layer="layout" svg:width="2.155cm" svg:height="1.245cm" svg:x="16.241cm" svg:y="14.491cm" svg:viewBox="0 0 2156 1246" draw:points="871,1246 2156,504 1285,0 0,742">
              <text:p/>
            </draw:polygon>
            <draw:polygon draw:style-name="gr139" draw:text-style-name="P15" draw:layer="layout" svg:width="1.421cm" svg:height="0.821cm" svg:x="16.47cm" svg:y="14.624cm" svg:viewBox="0 0 1422 822" draw:points="1422,212 1055,0 0,610 367,822">
              <text:p/>
            </draw:polygon>
            <draw:polygon draw:style-name="gr140" draw:text-style-name="P7" draw:layer="layout" svg:width="1.284cm" svg:height="1.908cm" svg:x="16.241cm" svg:y="13.324cm" svg:viewBox="0 0 1285 1909" draw:points="1285,1167 1285,0 0,742 0,1909">
              <text:p/>
            </draw:polygon>
            <draw:polygon draw:style-name="gr141" draw:text-style-name="P8" draw:layer="layout" svg:width="1.192cm" svg:height="1.669cm" svg:x="16.286cm" svg:y="13.404cm" svg:viewBox="0 0 1193 1670" draw:points="1193,981 1193,0 0,689 0,1670">
              <text:p/>
            </draw:polygon>
            <draw:polygon draw:style-name="gr142" draw:text-style-name="P5" draw:layer="layout" svg:width="1.329cm" svg:height="0.768cm" svg:x="16.195cm" svg:y="13.298cm" svg:viewBox="0 0 1330 769" draw:points="46,769 1330,27 1285,0 0,742">
              <text:p/>
            </draw:polygon>
            <draw:polygon draw:style-name="gr143" draw:text-style-name="P4" draw:layer="layout" svg:width="0.045cm" svg:height="1.192cm" svg:x="16.195cm" svg:y="14.04cm" svg:viewBox="0 0 46 1193" draw:points="46,1193 46,27 0,0 0,1167">
              <text:p/>
            </draw:polygon>
            <draw:polygon draw:style-name="gr144" draw:text-style-name="P4" draw:layer="layout" svg:width="0.87cm" svg:height="0.635cm" svg:x="16.241cm" svg:y="15.233cm" svg:viewBox="0 0 871 636" draw:points="871,636 871,504 0,0 0,133">
              <text:p/>
            </draw:polygon>
            <draw:line draw:style-name="gr145" draw:text-style-name="P6" draw:layer="layout" svg:x1="17.8cm" svg:y1="14.783cm" svg:x2="16.745cm" svg:y2="15.393cm">
              <text:p/>
            </draw:line>
            <draw:line draw:style-name="gr146" draw:text-style-name="P6" draw:layer="layout" svg:x1="17.708cm" svg:y1="14.73cm" svg:x2="16.653cm" svg:y2="15.34cm">
              <text:p/>
            </draw:line>
            <draw:line draw:style-name="gr147" draw:text-style-name="P6" draw:layer="layout" svg:x1="17.616cm" svg:y1="14.677cm" svg:x2="16.561cm" svg:y2="15.287cm">
              <text:p/>
            </draw:line>
            <draw:line draw:style-name="gr148" draw:text-style-name="P6" draw:layer="layout" svg:x1="16.7cm" svg:y1="15.207cm" svg:x2="16.608cm" svg:y2="15.154cm">
              <text:p/>
            </draw:line>
            <draw:line draw:style-name="gr149" draw:text-style-name="P6" draw:layer="layout" svg:x1="16.791cm" svg:y1="15.154cm" svg:x2="16.699cm" svg:y2="15.101cm">
              <text:p/>
            </draw:line>
            <draw:line draw:style-name="gr150" draw:text-style-name="P6" draw:layer="layout" svg:x1="16.883cm" svg:y1="15.101cm" svg:x2="16.791cm" svg:y2="15.048cm">
              <text:p/>
            </draw:line>
            <draw:line draw:style-name="gr151" draw:text-style-name="P6" draw:layer="layout" svg:x1="16.837cm" svg:y1="15.233cm" svg:x2="16.745cm" svg:y2="15.18cm">
              <text:p/>
            </draw:line>
            <draw:line draw:style-name="gr152" draw:text-style-name="P6" draw:layer="layout" svg:x1="16.929cm" svg:y1="15.18cm" svg:x2="16.837cm" svg:y2="15.127cm">
              <text:p/>
            </draw:line>
            <draw:line draw:style-name="gr153" draw:text-style-name="P6" draw:layer="layout" svg:x1="17.02cm" svg:y1="15.127cm" svg:x2="16.928cm" svg:y2="15.074cm">
              <text:p/>
            </draw:line>
            <draw:line draw:style-name="gr154" draw:text-style-name="P6" draw:layer="layout" svg:x1="16.975cm" svg:y1="15.048cm" svg:x2="16.883cm" svg:y2="14.995cm">
              <text:p/>
            </draw:line>
            <draw:line draw:style-name="gr155" draw:text-style-name="P6" draw:layer="layout" svg:x1="17.112cm" svg:y1="15.074cm" svg:x2="17.02cm" svg:y2="15.021cm">
              <text:p/>
            </draw:line>
            <draw:line draw:style-name="gr156" draw:text-style-name="P6" draw:layer="layout" svg:x1="17.067cm" svg:y1="14.995cm" svg:x2="16.975cm" svg:y2="14.942cm">
              <text:p/>
            </draw:line>
            <draw:line draw:style-name="gr157" draw:text-style-name="P6" draw:layer="layout" svg:x1="17.158cm" svg:y1="14.942cm" svg:x2="17.066cm" svg:y2="14.889cm">
              <text:p/>
            </draw:line>
            <draw:line draw:style-name="gr158" draw:text-style-name="P6" draw:layer="layout" svg:x1="17.25cm" svg:y1="14.889cm" svg:x2="17.158cm" svg:y2="14.836cm">
              <text:p/>
            </draw:line>
            <draw:line draw:style-name="gr159" draw:text-style-name="P6" draw:layer="layout" svg:x1="17.204cm" svg:y1="15.021cm" svg:x2="17.112cm" svg:y2="14.968cm">
              <text:p/>
            </draw:line>
            <draw:line draw:style-name="gr160" draw:text-style-name="P6" draw:layer="layout" svg:x1="17.296cm" svg:y1="14.968cm" svg:x2="17.204cm" svg:y2="14.915cm">
              <text:p/>
            </draw:line>
            <draw:line draw:style-name="gr161" draw:text-style-name="P6" draw:layer="layout" svg:x1="17.387cm" svg:y1="14.915cm" svg:x2="17.295cm" svg:y2="14.862cm">
              <text:p/>
            </draw:line>
            <draw:line draw:style-name="gr162" draw:text-style-name="P6" draw:layer="layout" svg:x1="17.342cm" svg:y1="14.836cm" svg:x2="17.25cm" svg:y2="14.783cm">
              <text:p/>
            </draw:line>
            <draw:line draw:style-name="gr163" draw:text-style-name="P6" draw:layer="layout" svg:x1="17.479cm" svg:y1="14.862cm" svg:x2="17.387cm" svg:y2="14.809cm">
              <text:p/>
            </draw:line>
            <draw:line draw:style-name="gr164" draw:text-style-name="P6" draw:layer="layout" svg:x1="17.433cm" svg:y1="14.783cm" svg:x2="17.341cm" svg:y2="14.73cm">
              <text:p/>
            </draw:line>
            <draw:line draw:style-name="gr165" draw:text-style-name="P6" draw:layer="layout" svg:x1="17.525cm" svg:y1="14.73cm" svg:x2="17.433cm" svg:y2="14.677cm">
              <text:p/>
            </draw:line>
            <draw:line draw:style-name="gr166" draw:text-style-name="P6" draw:layer="layout" svg:x1="17.571cm" svg:y1="14.809cm" svg:x2="17.479cm" svg:y2="14.756cm">
              <text:p/>
            </draw:line>
            <draw:line draw:style-name="gr167" draw:text-style-name="P6" draw:layer="layout" svg:x1="16.975cm" svg:y1="15.26cm" svg:x2="16.883cm" svg:y2="15.207cm">
              <text:p/>
            </draw:line>
            <draw:line draw:style-name="gr168" draw:text-style-name="P6" draw:layer="layout" svg:x1="17.067cm" svg:y1="15.207cm" svg:x2="16.975cm" svg:y2="15.154cm">
              <text:p/>
            </draw:line>
            <draw:line draw:style-name="gr169" draw:text-style-name="P6" draw:layer="layout" svg:x1="17.158cm" svg:y1="15.154cm" svg:x2="17.066cm" svg:y2="15.101cm">
              <text:p/>
            </draw:line>
            <draw:line draw:style-name="gr170" draw:text-style-name="P6" draw:layer="layout" svg:x1="17.204cm" svg:y1="15.233cm" svg:x2="17.112cm" svg:y2="15.18cm">
              <text:p/>
            </draw:line>
            <draw:line draw:style-name="gr171" draw:text-style-name="P6" draw:layer="layout" svg:x1="17.296cm" svg:y1="15.18cm" svg:x2="17.204cm" svg:y2="15.127cm">
              <text:p/>
            </draw:line>
            <draw:line draw:style-name="gr172" draw:text-style-name="P6" draw:layer="layout" svg:x1="17.25cm" svg:y1="15.101cm" svg:x2="17.158cm" svg:y2="15.048cm">
              <text:p/>
            </draw:line>
            <draw:line draw:style-name="gr173" draw:text-style-name="P6" draw:layer="layout" svg:x1="17.342cm" svg:y1="15.048cm" svg:x2="17.25cm" svg:y2="14.995cm">
              <text:p/>
            </draw:line>
            <draw:line draw:style-name="gr174" draw:text-style-name="P6" draw:layer="layout" svg:x1="17.433cm" svg:y1="14.995cm" svg:x2="17.341cm" svg:y2="14.942cm">
              <text:p/>
            </draw:line>
            <draw:line draw:style-name="gr175" draw:text-style-name="P6" draw:layer="layout" svg:x1="17.525cm" svg:y1="14.942cm" svg:x2="17.433cm" svg:y2="14.889cm">
              <text:p/>
            </draw:line>
            <draw:line draw:style-name="gr176" draw:text-style-name="P6" draw:layer="layout" svg:x1="17.663cm" svg:y1="14.968cm" svg:x2="17.571cm" svg:y2="14.915cm">
              <text:p/>
            </draw:line>
            <draw:line draw:style-name="gr177" draw:text-style-name="P6" draw:layer="layout" svg:x1="17.617cm" svg:y1="14.889cm" svg:x2="17.525cm" svg:y2="14.836cm">
              <text:p/>
            </draw:line>
            <draw:line draw:style-name="gr178" draw:text-style-name="P6" draw:layer="layout" svg:x1="17.755cm" svg:y1="14.915cm" svg:x2="17.663cm" svg:y2="14.862cm">
              <text:p/>
            </draw:line>
            <draw:line draw:style-name="gr179" draw:text-style-name="P6" draw:layer="layout" svg:x1="17.02cm" svg:y1="15.34cm" svg:x2="16.928cm" svg:y2="15.287cm">
              <text:p/>
            </draw:line>
            <draw:line draw:style-name="gr180" draw:text-style-name="P6" draw:layer="layout" svg:x1="17.112cm" svg:y1="15.286cm" svg:x2="17.02cm" svg:y2="15.233cm">
              <text:p/>
            </draw:line>
            <draw:polygon draw:style-name="gr181" draw:text-style-name="P7" draw:layer="layout" svg:width="1.284cm" svg:height="0.874cm" svg:x="17.112cm" svg:y="14.995cm" svg:viewBox="0 0 1285 875" draw:points="1285,133 1285,0 0,742 0,875">
              <text:p/>
            </draw:polygon>
            <draw:polygon draw:style-name="gr182" draw:text-style-name="P9" draw:layer="layout" svg:width="2.201cm" svg:height="2.571cm" svg:x="16.194cm" svg:y="13.298cm" svg:viewBox="0 0 2202 2572" draw:points="1285,0 0,742 0,1909 46,1936 46,2068 918,2572 2202,1830 2202,1697 1331,1193 1331,27">
              <text:p/>
            </draw:polygon>
            <draw:polygon draw:style-name="gr183" draw:text-style-name="P16" draw:layer="layout" svg:width="0.55cm" svg:height="0.317cm" svg:x="17.295cm" svg:y="15.074cm" svg:viewBox="0 0 551 318" draw:points="551,133 321,0 0,186 229,318">
              <text:p/>
            </draw:polygon>
            <draw:line draw:style-name="gr184" draw:text-style-name="P6" draw:layer="layout" svg:x1="16.745cm" svg:y1="15.286cm" svg:x2="16.653cm" svg:y2="15.233cm">
              <text:p/>
            </draw:line>
            <draw:line draw:style-name="gr185" draw:text-style-name="P6" draw:layer="layout" svg:x1="16.883cm" svg:y1="15.313cm" svg:x2="16.791cm" svg:y2="15.26cm">
              <text:p/>
            </draw:line>
          </draw:g>
        </draw:g>
        <draw:line draw:style-name="gr136" draw:text-style-name="P20" draw:layer="layout" svg:x1="20.567cm" svg:y1="12.598cm" svg:x2="19.669cm" svg:y2="12.049cm">
          <text:p/>
        </draw:line>
        <draw:line draw:style-name="gr136" draw:text-style-name="P20" draw:layer="layout" svg:x1="20.82cm" svg:y1="12.48cm" svg:x2="20.185cm" svg:y2="12.099cm">
          <text:p/>
        </draw:line>
        <draw:g>
          <draw:glue-point draw:id="4" svg:x="3.125cm" svg:y="-1.666cm"/>
          <draw:glue-point draw:id="5" svg:x="3.125cm" svg:y="0.833cm"/>
          <draw:glue-point draw:id="6" svg:x="3.125cm" svg:y="3.333cm"/>
          <draw:glue-point draw:id="7" svg:x="0cm" svg:y="4.166cm"/>
          <draw:glue-point draw:id="8" svg:x="-3.125cm" svg:y="5cm"/>
          <draw:glue-point draw:id="9" svg:x="-5cm" svg:y="4.5cm"/>
          <draw:glue-point draw:id="10" svg:x="-5cm" svg:y="2.5cm"/>
          <draw:glue-point draw:id="11" svg:x="-5cm" svg:y="-0.5cm"/>
          <draw:glue-point draw:id="12" svg:x="-1.875cm" svg:y="-1.333cm"/>
          <draw:path draw:style-name="gr186" draw:text-style-name="P3" draw:layer="layout" svg:width="0.322cm" svg:height="0.136cm" svg:x="13.01cm" svg:y="16.728cm" svg:viewBox="0 0 323 137" svg:d="M0 137c124 0 237-23 277-46s80-91 0-91c5 10-277 137-277 137z">
            <text:p/>
          </draw:path>
          <draw:g>
            <draw:polygon draw:style-name="gr187" draw:text-style-name="P5" draw:layer="layout" svg:width="0.593cm" svg:height="0.341cm" svg:x="12.693cm" svg:y="15.838cm" svg:viewBox="0 0 594 342" draw:points="475,342 594,274 119,0 0,68">
              <text:p/>
            </draw:polygon>
            <draw:polygon draw:style-name="gr188" draw:text-style-name="P12" draw:layer="layout" svg:width="0.044cm" svg:height="0.104cm" svg:x="13.197cm" svg:y="16.221cm" svg:viewBox="0 0 45 105" draw:points="45,79 45,0 0,26 0,105">
              <text:p/>
            </draw:polygon>
            <draw:polygon draw:style-name="gr189" draw:text-style-name="P7" draw:layer="layout" svg:width="0.197cm" svg:height="0.159cm" svg:x="13.01cm" svg:y="16.705cm" svg:viewBox="0 0 198 160" draw:points="198,46 198,0 0,114 0,160">
              <text:p/>
            </draw:polygon>
            <draw:polygon draw:style-name="gr190" draw:text-style-name="P7" draw:layer="layout" svg:width="0.118cm" svg:height="0.752cm" svg:x="13.169cm" svg:y="16.112cm" svg:viewBox="0 0 119 753" draw:points="119,685 119,0 0,68 0,753">
              <text:p/>
            </draw:polygon>
            <draw:polygon draw:style-name="gr191" draw:text-style-name="P4" draw:layer="layout" svg:width="0.277cm" svg:height="0.204cm" svg:x="12.733cm" svg:y="16.659cm" svg:viewBox="0 0 278 205" draw:points="278,205 278,160 0,0 0,46">
              <text:p/>
            </draw:polygon>
            <draw:polygon draw:style-name="gr192" draw:text-style-name="P5" draw:layer="layout" svg:width="0.355cm" svg:height="0.204cm" svg:x="12.733cm" svg:y="16.614cm" svg:viewBox="0 0 356 205" draw:points="277,205 356,160 79,0 0,46">
              <text:p/>
            </draw:polygon>
            <draw:polygon draw:style-name="gr193" draw:text-style-name="P13" draw:layer="layout" svg:width="0.474cm" svg:height="0.957cm" svg:x="12.693cm" svg:y="15.906cm" svg:viewBox="0 0 475 958" draw:points="475,958 475,274 0,0 0,685">
              <text:p/>
            </draw:polygon>
            <draw:polygon draw:style-name="gr194" draw:text-style-name="P9" draw:layer="layout" svg:width="0.593cm" svg:height="1.026cm" svg:x="12.693cm" svg:y="15.838cm" svg:viewBox="0 0 594 1027" draw:points="594,958 594,274 119,0 0,68 0,753 79,799 40,821 40,867 317,1027 396,981 475,1027">
              <text:p/>
            </draw:polygon>
            <draw:polygon draw:style-name="gr195" draw:text-style-name="P14" draw:layer="layout" svg:width="0.039cm" svg:height="0.067cm" svg:x="13.208cm" svg:y="16.431cm" svg:viewBox="0 0 40 68" draw:points="40,46 40,0 0,23 0,68">
              <text:p/>
            </draw:polygon>
          </draw:g>
        </draw:g>
        <draw:line draw:style-name="gr136" draw:text-style-name="P20" draw:layer="layout" svg:x1="21.701cm" svg:y1="12.303cm" svg:x2="20.812cm" svg:y2="11.795cm">
          <text:p/>
        </draw:line>
        <draw:line draw:style-name="gr136" draw:text-style-name="P20" draw:layer="layout" svg:x1="20.202cm" svg:y1="12.102cm" svg:x2="20.812cm" svg:y2="11.795cm">
          <text:p/>
        </draw:line>
        <draw:line draw:style-name="gr136" draw:text-style-name="P20" draw:layer="layout" svg:x1="19.669cm" svg:y1="12.049cm" svg:x2="25.827cm" svg:y2="8.595cm">
          <text:p/>
        </draw:line>
        <draw:line draw:style-name="gr136" draw:text-style-name="P20" draw:layer="layout" svg:x1="25.844cm" svg:y1="8.595cm" svg:x2="23cm" svg:y2="7.131cm">
          <text:p/>
        </draw:line>
        <draw:g>
          <draw:glue-point draw:id="4" svg:x="-0.485cm" svg:y="-5cm"/>
          <draw:glue-point draw:id="5" svg:x="-2.192cm" svg:y="-3.6cm"/>
          <draw:glue-point draw:id="6" svg:x="-4.144cm" svg:y="-1.9cm"/>
          <draw:glue-point draw:id="7" svg:x="-4.144cm" svg:y="-0.1cm"/>
          <draw:glue-point draw:id="8" svg:x="-4.144cm" svg:y="2cm"/>
          <draw:glue-point draw:id="9" svg:x="-2.559cm" svg:y="3.3cm"/>
          <draw:glue-point draw:id="10" svg:x="-0.485cm" svg:y="5cm"/>
          <draw:glue-point draw:id="11" svg:x="3.17cm" svg:y="-0.2cm"/>
          <draw:glue-point draw:id="12" svg:x="3.17cm" svg:y="-2cm"/>
          <draw:glue-point draw:id="13" svg:x="1.341cm" svg:y="-3.5cm"/>
          <draw:path draw:style-name="gr196" draw:text-style-name="P3" draw:layer="layout" svg:width="1.19cm" svg:height="0.746cm" svg:x="22.667cm" svg:y="11.499cm" svg:viewBox="0 0 1191 747" svg:d="M1190 747c-88 0-1190-243-1190-467s266-280 354-280c0 56 868 336 836 747z">
            <text:p/>
          </draw:path>
          <draw:g>
            <draw:polygon draw:style-name="gr197" draw:text-style-name="P4" draw:layer="layout" svg:width="0.965cm" svg:height="1.306cm" svg:x="23.858cm" svg:y="10.958cm" svg:viewBox="0 0 966 1307" draw:points="966,747 966,0 0,560 0,1307">
              <text:p/>
            </draw:polygon>
            <draw:polygon draw:style-name="gr198" draw:text-style-name="P21" draw:layer="layout" svg:width="0.965cm" svg:height="1.306cm" svg:x="22.892cm" svg:y="10.958cm" svg:viewBox="0 0 966 1307" draw:points="966,1307 966,560 0,0 0,747">
              <text:p/>
            </draw:polygon>
            <draw:polygon draw:style-name="gr199" draw:text-style-name="P5" draw:layer="layout" svg:width="1.931cm" svg:height="1.119cm" svg:x="22.892cm" svg:y="10.397cm" svg:viewBox="0 0 1932 1120" draw:points="966,1120 1932,560 966,0 0,560">
              <text:p/>
            </draw:polygon>
            <draw:polygon draw:style-name="gr200" draw:text-style-name="P12" draw:layer="layout" svg:width="0.064cm" svg:height="0.111cm" svg:x="23.922cm" svg:y="11.518cm" svg:viewBox="0 0 65 112" draw:points="65,75 65,0 0,37 0,112">
              <text:p/>
            </draw:polygon>
            <draw:polygon draw:style-name="gr201" draw:text-style-name="P21" draw:layer="layout" svg:width="0.643cm" svg:height="0.372cm" svg:x="23.858cm" svg:y="10.584cm" svg:viewBox="0 0 644 373" draw:points="644,373 0,0 0,149">
              <text:p/>
            </draw:polygon>
            <draw:polygon draw:style-name="gr202" draw:text-style-name="P4" draw:layer="layout" svg:width="0.643cm" svg:height="0.447cm" svg:x="23.214cm" svg:y="10.584cm" svg:viewBox="0 0 644 448" draw:points="644,149 644,0 0,373 129,448">
              <text:p/>
            </draw:polygon>
            <draw:line draw:style-name="gr203" draw:text-style-name="P6" draw:layer="layout" svg:x1="23.278cm" svg:y1="10.995cm" svg:x2="23.793cm" svg:y2="10.696cm">
              <text:p/>
            </draw:line>
            <draw:polygon draw:style-name="gr204" draw:text-style-name="P21" draw:layer="layout" svg:width="0.643cm" svg:height="0.354cm" svg:x="24.019cm" svg:y="11.704cm" svg:viewBox="0 0 644 355" draw:points="644,261 0,0 0,149 644,355">
              <text:p/>
            </draw:polygon>
            <draw:polygon draw:style-name="gr205" draw:text-style-name="P9" draw:layer="layout" svg:width="1.287cm" svg:height="0.746cm" svg:x="23.214cm" svg:y="10.584cm" svg:viewBox="0 0 1288 747" draw:points="1288,373 644,0 0,373 644,747">
              <text:p/>
            </draw:polygon>
            <draw:polygon draw:style-name="gr206" draw:text-style-name="P4" draw:layer="layout" svg:width="0.643cm" svg:height="0.466cm" svg:x="24.663cm" svg:y="11.592cm" svg:viewBox="0 0 644 467" draw:points="644,93 644,0 0,373 0,467">
              <text:p/>
            </draw:polygon>
            <draw:polyline draw:style-name="gr207" draw:text-style-name="P6" draw:layer="layout" svg:width="0.643cm" svg:height="0.428cm" svg:x="24.019cm" svg:y="11.256cm" svg:viewBox="0 0 644 429" draw:points="644,75 644,0 0,373 0,429">
              <text:p/>
            </draw:polyline>
            <draw:polygon draw:style-name="gr208" draw:text-style-name="P5" draw:layer="layout" svg:width="1.287cm" svg:height="0.634cm" svg:x="24.018cm" svg:y="11.331cm" svg:viewBox="0 0 1288 635" draw:points="644,635 1288,261 644,0 0,373">
              <text:p/>
            </draw:polygon>
            <draw:path draw:style-name="gr209" draw:text-style-name="P11" draw:layer="layout" svg:width="1.158cm" svg:height="0.54cm" svg:x="24.115cm" svg:y="11.387cm" svg:viewBox="0 0 1159 541" svg:d="M708 541c129-74 322-186 451-261-161-93-483-224-708-280-129 75-290 168-451 261 193 56 515 187 708 280z">
              <text:p/>
            </draw:path>
            <draw:polygon draw:style-name="gr210" draw:text-style-name="P9" draw:layer="layout" svg:width="2.414cm" svg:height="1.866cm" svg:x="22.892cm" svg:y="10.397cm" svg:viewBox="0 0 2415 1867" draw:points="1932,1008 1932,560 966,0 0,560 0,1307 966,1867 1481,1568 1771,1661 2415,1288 2415,1195">
              <text:p/>
            </draw:polygon>
          </draw:g>
        </draw:g>
        <draw:line draw:style-name="gr211" draw:text-style-name="P20" draw:layer="layout" svg:x1="20.464cm" svg:y1="6.804cm" svg:x2="22.531cm" svg:y2="7.937cm">
          <text:p/>
        </draw:lin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212" draw:text-style-name="P3" draw:layer="layout" svg:width="1.091cm" svg:height="0.624cm" svg:x="22.732cm" svg:y="12.276cm" svg:viewBox="0 0 1092 625" svg:d="M0 625c0 0 828-230 1018-405 176-161-1-220-127-220 0 80-891 588-891 625z">
            <text:p/>
          </draw:path>
          <draw:g>
            <draw:polygon draw:style-name="gr213" draw:text-style-name="P5" draw:layer="layout" svg:width="2.155cm" svg:height="1.245cm" svg:x="21.457cm" svg:y="11.742cm" svg:viewBox="0 0 2156 1246" draw:points="871,1246 2156,504 1285,0 0,742">
              <text:p/>
            </draw:polygon>
            <draw:polygon draw:style-name="gr214" draw:text-style-name="P15" draw:layer="layout" svg:width="1.421cm" svg:height="0.821cm" svg:x="21.686cm" svg:y="11.875cm" svg:viewBox="0 0 1422 822" draw:points="1422,212 1055,0 0,610 367,822">
              <text:p/>
            </draw:polygon>
            <draw:polygon draw:style-name="gr215" draw:text-style-name="P7" draw:layer="layout" svg:width="1.284cm" svg:height="1.908cm" svg:x="21.457cm" svg:y="10.575cm" svg:viewBox="0 0 1285 1909" draw:points="1285,1167 1285,0 0,742 0,1909">
              <text:p/>
            </draw:polygon>
            <draw:polygon draw:style-name="gr216" draw:text-style-name="P8" draw:layer="layout" svg:width="1.192cm" svg:height="1.669cm" svg:x="21.502cm" svg:y="10.655cm" svg:viewBox="0 0 1193 1670" draw:points="1193,981 1193,0 0,689 0,1670">
              <text:p/>
            </draw:polygon>
            <draw:polygon draw:style-name="gr217" draw:text-style-name="P5" draw:layer="layout" svg:width="1.329cm" svg:height="0.768cm" svg:x="21.411cm" svg:y="10.549cm" svg:viewBox="0 0 1330 769" draw:points="46,769 1330,27 1285,0 0,742">
              <text:p/>
            </draw:polygon>
            <draw:polygon draw:style-name="gr218" draw:text-style-name="P4" draw:layer="layout" svg:width="0.045cm" svg:height="1.192cm" svg:x="21.411cm" svg:y="11.291cm" svg:viewBox="0 0 46 1193" draw:points="46,1193 46,27 0,0 0,1167">
              <text:p/>
            </draw:polygon>
            <draw:polygon draw:style-name="gr219" draw:text-style-name="P4" draw:layer="layout" svg:width="0.87cm" svg:height="0.635cm" svg:x="21.457cm" svg:y="12.484cm" svg:viewBox="0 0 871 636" draw:points="871,636 871,504 0,0 0,133">
              <text:p/>
            </draw:polygon>
            <draw:line draw:style-name="gr220" draw:text-style-name="P6" draw:layer="layout" svg:x1="23.016cm" svg:y1="12.034cm" svg:x2="21.961cm" svg:y2="12.644cm">
              <text:p/>
            </draw:line>
            <draw:line draw:style-name="gr221" draw:text-style-name="P6" draw:layer="layout" svg:x1="22.924cm" svg:y1="11.981cm" svg:x2="21.869cm" svg:y2="12.591cm">
              <text:p/>
            </draw:line>
            <draw:line draw:style-name="gr222" draw:text-style-name="P6" draw:layer="layout" svg:x1="22.832cm" svg:y1="11.928cm" svg:x2="21.777cm" svg:y2="12.538cm">
              <text:p/>
            </draw:line>
            <draw:line draw:style-name="gr223" draw:text-style-name="P6" draw:layer="layout" svg:x1="21.916cm" svg:y1="12.458cm" svg:x2="21.824cm" svg:y2="12.405cm">
              <text:p/>
            </draw:line>
            <draw:line draw:style-name="gr224" draw:text-style-name="P6" draw:layer="layout" svg:x1="22.007cm" svg:y1="12.405cm" svg:x2="21.915cm" svg:y2="12.352cm">
              <text:p/>
            </draw:line>
            <draw:line draw:style-name="gr225" draw:text-style-name="P6" draw:layer="layout" svg:x1="22.099cm" svg:y1="12.352cm" svg:x2="22.007cm" svg:y2="12.299cm">
              <text:p/>
            </draw:line>
            <draw:line draw:style-name="gr226" draw:text-style-name="P6" draw:layer="layout" svg:x1="22.053cm" svg:y1="12.484cm" svg:x2="21.961cm" svg:y2="12.431cm">
              <text:p/>
            </draw:line>
            <draw:line draw:style-name="gr227" draw:text-style-name="P6" draw:layer="layout" svg:x1="22.145cm" svg:y1="12.431cm" svg:x2="22.053cm" svg:y2="12.378cm">
              <text:p/>
            </draw:line>
            <draw:line draw:style-name="gr228" draw:text-style-name="P6" draw:layer="layout" svg:x1="22.236cm" svg:y1="12.378cm" svg:x2="22.144cm" svg:y2="12.325cm">
              <text:p/>
            </draw:line>
            <draw:line draw:style-name="gr229" draw:text-style-name="P6" draw:layer="layout" svg:x1="22.191cm" svg:y1="12.299cm" svg:x2="22.099cm" svg:y2="12.246cm">
              <text:p/>
            </draw:line>
            <draw:line draw:style-name="gr230" draw:text-style-name="P6" draw:layer="layout" svg:x1="22.328cm" svg:y1="12.325cm" svg:x2="22.236cm" svg:y2="12.272cm">
              <text:p/>
            </draw:line>
            <draw:line draw:style-name="gr231" draw:text-style-name="P6" draw:layer="layout" svg:x1="22.283cm" svg:y1="12.246cm" svg:x2="22.191cm" svg:y2="12.193cm">
              <text:p/>
            </draw:line>
            <draw:line draw:style-name="gr232" draw:text-style-name="P6" draw:layer="layout" svg:x1="22.374cm" svg:y1="12.193cm" svg:x2="22.282cm" svg:y2="12.14cm">
              <text:p/>
            </draw:line>
            <draw:line draw:style-name="gr233" draw:text-style-name="P6" draw:layer="layout" svg:x1="22.466cm" svg:y1="12.14cm" svg:x2="22.374cm" svg:y2="12.087cm">
              <text:p/>
            </draw:line>
            <draw:line draw:style-name="gr234" draw:text-style-name="P6" draw:layer="layout" svg:x1="22.42cm" svg:y1="12.272cm" svg:x2="22.328cm" svg:y2="12.219cm">
              <text:p/>
            </draw:line>
            <draw:line draw:style-name="gr235" draw:text-style-name="P6" draw:layer="layout" svg:x1="22.512cm" svg:y1="12.219cm" svg:x2="22.42cm" svg:y2="12.166cm">
              <text:p/>
            </draw:line>
            <draw:line draw:style-name="gr236" draw:text-style-name="P6" draw:layer="layout" svg:x1="22.603cm" svg:y1="12.166cm" svg:x2="22.511cm" svg:y2="12.113cm">
              <text:p/>
            </draw:line>
            <draw:line draw:style-name="gr237" draw:text-style-name="P6" draw:layer="layout" svg:x1="22.558cm" svg:y1="12.087cm" svg:x2="22.466cm" svg:y2="12.034cm">
              <text:p/>
            </draw:line>
            <draw:line draw:style-name="gr238" draw:text-style-name="P6" draw:layer="layout" svg:x1="22.695cm" svg:y1="12.113cm" svg:x2="22.603cm" svg:y2="12.06cm">
              <text:p/>
            </draw:line>
            <draw:line draw:style-name="gr239" draw:text-style-name="P6" draw:layer="layout" svg:x1="22.649cm" svg:y1="12.034cm" svg:x2="22.557cm" svg:y2="11.981cm">
              <text:p/>
            </draw:line>
            <draw:line draw:style-name="gr240" draw:text-style-name="P6" draw:layer="layout" svg:x1="22.741cm" svg:y1="11.981cm" svg:x2="22.649cm" svg:y2="11.928cm">
              <text:p/>
            </draw:line>
            <draw:line draw:style-name="gr241" draw:text-style-name="P6" draw:layer="layout" svg:x1="22.787cm" svg:y1="12.06cm" svg:x2="22.695cm" svg:y2="12.007cm">
              <text:p/>
            </draw:line>
            <draw:line draw:style-name="gr242" draw:text-style-name="P6" draw:layer="layout" svg:x1="22.191cm" svg:y1="12.511cm" svg:x2="22.099cm" svg:y2="12.458cm">
              <text:p/>
            </draw:line>
            <draw:line draw:style-name="gr243" draw:text-style-name="P6" draw:layer="layout" svg:x1="22.283cm" svg:y1="12.458cm" svg:x2="22.191cm" svg:y2="12.405cm">
              <text:p/>
            </draw:line>
            <draw:line draw:style-name="gr244" draw:text-style-name="P6" draw:layer="layout" svg:x1="22.374cm" svg:y1="12.405cm" svg:x2="22.282cm" svg:y2="12.352cm">
              <text:p/>
            </draw:line>
            <draw:line draw:style-name="gr245" draw:text-style-name="P6" draw:layer="layout" svg:x1="22.42cm" svg:y1="12.484cm" svg:x2="22.328cm" svg:y2="12.431cm">
              <text:p/>
            </draw:line>
            <draw:line draw:style-name="gr246" draw:text-style-name="P6" draw:layer="layout" svg:x1="22.512cm" svg:y1="12.431cm" svg:x2="22.42cm" svg:y2="12.378cm">
              <text:p/>
            </draw:line>
            <draw:line draw:style-name="gr247" draw:text-style-name="P6" draw:layer="layout" svg:x1="22.466cm" svg:y1="12.352cm" svg:x2="22.374cm" svg:y2="12.299cm">
              <text:p/>
            </draw:line>
            <draw:line draw:style-name="gr248" draw:text-style-name="P6" draw:layer="layout" svg:x1="22.558cm" svg:y1="12.299cm" svg:x2="22.466cm" svg:y2="12.246cm">
              <text:p/>
            </draw:line>
            <draw:line draw:style-name="gr249" draw:text-style-name="P6" draw:layer="layout" svg:x1="22.649cm" svg:y1="12.246cm" svg:x2="22.557cm" svg:y2="12.193cm">
              <text:p/>
            </draw:line>
            <draw:line draw:style-name="gr250" draw:text-style-name="P6" draw:layer="layout" svg:x1="22.741cm" svg:y1="12.193cm" svg:x2="22.649cm" svg:y2="12.14cm">
              <text:p/>
            </draw:line>
            <draw:line draw:style-name="gr251" draw:text-style-name="P6" draw:layer="layout" svg:x1="22.879cm" svg:y1="12.219cm" svg:x2="22.787cm" svg:y2="12.166cm">
              <text:p/>
            </draw:line>
            <draw:line draw:style-name="gr252" draw:text-style-name="P6" draw:layer="layout" svg:x1="22.833cm" svg:y1="12.14cm" svg:x2="22.741cm" svg:y2="12.087cm">
              <text:p/>
            </draw:line>
            <draw:line draw:style-name="gr253" draw:text-style-name="P6" draw:layer="layout" svg:x1="22.971cm" svg:y1="12.166cm" svg:x2="22.879cm" svg:y2="12.113cm">
              <text:p/>
            </draw:line>
            <draw:line draw:style-name="gr254" draw:text-style-name="P6" draw:layer="layout" svg:x1="22.236cm" svg:y1="12.591cm" svg:x2="22.144cm" svg:y2="12.538cm">
              <text:p/>
            </draw:line>
            <draw:line draw:style-name="gr255" draw:text-style-name="P6" draw:layer="layout" svg:x1="22.328cm" svg:y1="12.537cm" svg:x2="22.236cm" svg:y2="12.484cm">
              <text:p/>
            </draw:line>
            <draw:polygon draw:style-name="gr256" draw:text-style-name="P7" draw:layer="layout" svg:width="1.284cm" svg:height="0.874cm" svg:x="22.328cm" svg:y="12.246cm" svg:viewBox="0 0 1285 875" draw:points="1285,133 1285,0 0,742 0,875">
              <text:p/>
            </draw:polygon>
            <draw:polygon draw:style-name="gr257" draw:text-style-name="P9" draw:layer="layout" svg:width="2.201cm" svg:height="2.571cm" svg:x="21.41cm" svg:y="10.549cm" svg:viewBox="0 0 2202 2572" draw:points="1285,0 0,742 0,1909 46,1936 46,2068 918,2572 2202,1830 2202,1697 1331,1193 1331,27">
              <text:p/>
            </draw:polygon>
            <draw:polygon draw:style-name="gr258" draw:text-style-name="P16" draw:layer="layout" svg:width="0.55cm" svg:height="0.317cm" svg:x="22.511cm" svg:y="12.325cm" svg:viewBox="0 0 551 318" draw:points="551,133 321,0 0,186 229,318">
              <text:p/>
            </draw:polygon>
            <draw:line draw:style-name="gr259" draw:text-style-name="P6" draw:layer="layout" svg:x1="21.961cm" svg:y1="12.537cm" svg:x2="21.869cm" svg:y2="12.484cm">
              <text:p/>
            </draw:line>
            <draw:line draw:style-name="gr260" draw:text-style-name="P6" draw:layer="layout" svg:x1="22.099cm" svg:y1="12.564cm" svg:x2="22.007cm" svg:y2="12.511cm">
              <text:p/>
            </draw:line>
          </draw:g>
        </draw:g>
        <draw:line draw:style-name="gr261" draw:text-style-name="P20" draw:layer="layout" svg:x1="1.067cm" svg:y1="10.664cm" svg:x2="13.534cm" svg:y2="3.997cm">
          <text:p/>
        </draw:line>
        <draw:line draw:style-name="gr261" draw:text-style-name="P20" draw:layer="layout" svg:x1="20.123cm" svg:y1="7.369cm" svg:x2="13.523cm" svg:y2="4.035cm">
          <text:p/>
        </draw:line>
        <draw:line draw:style-name="gr136" draw:text-style-name="P20" draw:layer="layout" svg:x1="20.601cm" svg:y1="12.941cm" svg:x2="19.868cm" svg:y2="12.541cm">
          <text:p/>
        </draw:line>
        <draw:path draw:style-name="gr262" draw:text-style-name="P3" draw:layer="layout" svg:width="0.516cm" svg:height="0.293cm" svg:x="7.549cm" svg:y="12.77cm" svg:viewBox="0 0 517 294" svg:d="M0 294c206 0 446 0 509-74 64-73-254-220-382-220 0 0-128 294-127 294z">
          <text:p/>
        </draw:path>
        <draw:polygon draw:style-name="gr263" draw:text-style-name="P22" draw:layer="layout" svg:width="2.545cm" svg:height="3.821cm" svg:x="5.013cm" svg:y="7.541cm" svg:viewBox="0 0 2546 3822" draw:points="0,2352 0,0 2546,1470 2544,3822">
          <text:p/>
        </draw:polygon>
        <draw:polygon draw:style-name="gr264" draw:text-style-name="P23" draw:layer="layout" svg:width="2.672cm" svg:height="1.542cm" svg:x="5.013cm" svg:y="7.467cm" svg:viewBox="0 0 2673 1543" draw:points="2546,1543 0,73 127,0 2673,1470">
          <text:p/>
        </draw:polygon>
        <draw:polygon draw:style-name="gr265" draw:text-style-name="P17" draw:layer="layout" svg:width="0.126cm" svg:height="2.424cm" svg:x="7.559cm" svg:y="8.937cm" svg:viewBox="0 0 127 2425" draw:points="0,2425 0,73 127,0 127,2352">
          <text:p/>
        </draw:polygon>
        <draw:polygon draw:style-name="gr266" draw:text-style-name="P22" draw:layer="layout" svg:width="2.545cm" svg:height="3.821cm" svg:x="2.467cm" svg:y="6.071cm" svg:viewBox="0 0 2546 3822" draw:points="0,2352 0,0 2546,1470 2544,3822">
          <text:p/>
        </draw:polygon>
        <draw:polygon draw:style-name="gr267" draw:text-style-name="P23" draw:layer="layout" svg:width="2.672cm" svg:height="1.542cm" svg:x="2.467cm" svg:y="5.997cm" svg:viewBox="0 0 2673 1543" draw:points="2546,1543 0,73 127,0 2673,1470">
          <text:p/>
        </draw:polygon>
        <draw:polygon draw:style-name="gr268" draw:text-style-name="P22" draw:layer="layout" svg:width="2.545cm" svg:height="3.821cm" svg:x="2.467cm" svg:y="8.423cm" svg:viewBox="0 0 2546 3822" draw:points="0,2352 0,0 2546,1470 2544,3822">
          <text:p/>
        </draw:polygon>
        <draw:polygon draw:style-name="gr269" draw:text-style-name="P22" draw:layer="layout" svg:width="2.545cm" svg:height="3.821cm" svg:x="5.013cm" svg:y="9.892cm" svg:viewBox="0 0 2546 3822" draw:points="0,2352 0,0 2546,1470 2544,3822">
          <text:p/>
        </draw:polygon>
        <draw:polygon draw:style-name="gr270" draw:text-style-name="P17" draw:layer="layout" svg:width="0.126cm" svg:height="2.424cm" svg:x="7.559cm" svg:y="11.289cm" svg:viewBox="0 0 127 2425" draw:points="0,2425 0,73 127,0 127,2352">
          <text:p/>
        </draw:polygon>
        <draw:g>
          <draw:glue-point draw:id="4" svg:x="-0.904cm" svg:y="-3.051cm"/>
          <draw:glue-point draw:id="5" svg:x="-0.904cm" svg:y="2.784cm"/>
          <draw:glue-point draw:id="6" svg:x="3.671cm" svg:y="2.607cm"/>
          <draw:glue-point draw:id="7" svg:x="-4.996cm" svg:y="-2.696cm"/>
          <draw:glue-point draw:id="8" svg:x="-4.505cm" svg:y="-5cm"/>
          <draw:glue-point draw:id="9" svg:x="-0.555cm" svg:y="-2.823cm"/>
          <draw:glue-point draw:id="10" svg:x="3.738cm" svg:y="2.117cm"/>
          <draw:path draw:style-name="gr271" draw:text-style-name="P3" draw:layer="layout" svg:width="0.278cm" svg:height="0.146cm" svg:x="4.08cm" svg:y="12.412cm" svg:viewBox="0 0 279 147" svg:d="M0 147c206 0 190 0 254-37 63-37 0-110-128-110 0 0-127 147-126 147z">
            <text:p/>
          </draw:path>
          <draw:g>
            <draw:polygon draw:style-name="gr272" draw:text-style-name="P22" draw:layer="layout" svg:width="2.545cm" svg:height="3.821cm" svg:x="1.533cm" svg:y="8.738cm" svg:viewBox="0 0 2546 3822" draw:points="0,2352 0,0 2546,1470 2544,3822">
              <text:p/>
            </draw:polygon>
            <draw:polygon draw:style-name="gr273" draw:text-style-name="P8" draw:layer="layout" svg:width="2.417cm" svg:height="3.6cm" svg:x="1.597cm" svg:y="8.848cm" svg:viewBox="0 0 2418 3601" draw:points="0,2205 0,0 2418,1396 2418,3601">
              <text:p/>
            </draw:polygon>
            <draw:polygon draw:style-name="gr274" draw:text-style-name="P23" draw:layer="layout" svg:width="2.672cm" svg:height="1.542cm" svg:x="1.533cm" svg:y="8.664cm" svg:viewBox="0 0 2673 1543" draw:points="2546,1543 0,73 127,0 2673,1470">
              <text:p/>
            </draw:polygon>
            <draw:polygon draw:style-name="gr275" draw:text-style-name="P17" draw:layer="layout" svg:width="0.126cm" svg:height="2.424cm" svg:x="4.079cm" svg:y="10.134cm" svg:viewBox="0 0 127 2425" draw:points="0,2425 0,73 127,0 127,2352">
              <text:p/>
            </draw:polygon>
            <draw:polygon draw:style-name="gr276" draw:text-style-name="P9" draw:layer="layout" svg:width="2.672cm" svg:height="3.894cm" svg:x="1.533cm" svg:y="8.664cm" svg:viewBox="0 0 2673 3895" draw:points="127,0 2673,1470 2673,3822 2544,3895 0,2425 0,73">
              <text:p/>
            </draw:polygon>
          </draw:g>
        </draw:g>
        <draw:g>
          <draw:glue-point draw:id="4" svg:x="-0.901cm" svg:y="-3.048cm"/>
          <draw:glue-point draw:id="5" svg:x="-0.901cm" svg:y="2.781cm"/>
          <draw:glue-point draw:id="6" svg:x="3.667cm" svg:y="2.605cm"/>
          <draw:glue-point draw:id="7" svg:x="-4.992cm" svg:y="-2.694cm"/>
          <draw:glue-point draw:id="8" svg:x="-4.502cm" svg:y="-5cm"/>
          <draw:glue-point draw:id="9" svg:x="-0.551cm" svg:y="-2.82cm"/>
          <draw:glue-point draw:id="10" svg:x="3.734cm" svg:y="2.114cm"/>
          <draw:path draw:style-name="gr277" draw:text-style-name="P3" draw:layer="layout" svg:width="0.278cm" svg:height="0.146cm" svg:x="7.068cm" svg:y="14.139cm" svg:viewBox="0 0 279 147" svg:d="M0 147c206 0 190 0 254-37 63-37 0-110-128-110 0 0-127 147-126 147z">
            <text:p/>
          </draw:path>
          <draw:g>
            <draw:polygon draw:style-name="gr278" draw:text-style-name="P22" draw:layer="layout" svg:width="2.545cm" svg:height="3.821cm" svg:x="4.521cm" svg:y="10.465cm" svg:viewBox="0 0 2546 3822" draw:points="0,2352 0,0 2546,1470 2544,3822">
              <text:p/>
            </draw:polygon>
            <draw:polygon draw:style-name="gr279" draw:text-style-name="P8" draw:layer="layout" svg:width="2.417cm" svg:height="3.6cm" svg:x="4.584cm" svg:y="10.575cm" svg:viewBox="0 0 2418 3601" draw:points="0,2205 0,0 2418,1396 2418,3601">
              <text:p/>
            </draw:polygon>
            <draw:polygon draw:style-name="gr280" draw:text-style-name="P23" draw:layer="layout" svg:width="2.672cm" svg:height="1.542cm" svg:x="4.521cm" svg:y="10.391cm" svg:viewBox="0 0 2673 1543" draw:points="2546,1543 0,73 127,0 2673,1470">
              <text:p/>
            </draw:polygon>
            <draw:polygon draw:style-name="gr281" draw:text-style-name="P17" draw:layer="layout" svg:width="0.126cm" svg:height="2.424cm" svg:x="7.067cm" svg:y="11.861cm" svg:viewBox="0 0 127 2425" draw:points="0,2425 0,73 127,0 127,2352">
              <text:p/>
            </draw:polygon>
            <draw:polygon draw:style-name="gr282" draw:text-style-name="P9" draw:layer="layout" svg:width="2.672cm" svg:height="3.894cm" svg:x="4.521cm" svg:y="10.391cm" svg:viewBox="0 0 2673 3895" draw:points="127,0 2673,1470 2673,3822 2544,3895 0,2425 0,73">
              <text:p/>
            </draw:polygon>
          </draw:g>
        </draw:g>
        <draw:g>
          <draw:g>
            <draw:path draw:style-name="gr283" draw:text-style-name="P3" draw:layer="layout" svg:width="0.501cm" svg:height="0.317cm" svg:x="7.012cm" svg:y="14.68cm" svg:viewBox="0 0 502 318" svg:d="M0 318c126 0 502-106 502-186 0-79-12-132-137-132 0 79-367 79-365 318z">
              <text:p/>
            </draw:path>
            <draw:g>
              <draw:polygon draw:style-name="gr284" draw:text-style-name="P4" draw:layer="layout" svg:width="0.228cm" svg:height="0.264cm" svg:x="6.827cm" svg:y="14.733cm" svg:viewBox="0 0 229 265" draw:points="0,159 46,0 229,106 183,265">
                <text:p/>
              </draw:polygon>
              <draw:polygon draw:style-name="gr285" draw:text-style-name="P5" draw:layer="layout" svg:width="0.503cm" svg:height="0.29cm" svg:x="6.872cm" svg:y="14.547cm" svg:viewBox="0 0 504 291" draw:points="0,185 92,106 229,26 321,0 504,106 413,132 275,212 183,291">
                <text:p/>
              </draw:polygon>
              <draw:path draw:style-name="gr286" draw:text-style-name="P7" draw:layer="layout" svg:width="0.412cm" svg:height="0.343cm" svg:x="7.01cm" svg:y="14.653cm" svg:viewBox="0 0 413 344" svg:d="M413 106c0-159-92-106-184-53-91 53-183 53-229 291 0 0 183-106 413-238z">
                <text:p/>
              </draw:path>
              <draw:path draw:style-name="gr287" draw:text-style-name="P9" draw:layer="layout" svg:width="0.595cm" svg:height="0.449cm" svg:x="6.827cm" svg:y="14.547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09cm" svg:y="-1.656cm"/>
            <draw:glue-point draw:id="5" svg:x="3.109cm" svg:y="0.823cm"/>
            <draw:glue-point draw:id="6" svg:x="3.109cm" svg:y="3.323cm"/>
            <draw:glue-point draw:id="7" svg:x="0.008cm" svg:y="4.156cm"/>
            <draw:glue-point draw:id="8" svg:x="-3.109cm" svg:y="5cm"/>
            <draw:glue-point draw:id="9" svg:x="-4.987cm" svg:y="4.493cm"/>
            <draw:glue-point draw:id="10" svg:x="-4.987cm" svg:y="2.5cm"/>
            <draw:glue-point draw:id="11" svg:x="-4.987cm" svg:y="-0.49cm"/>
            <draw:glue-point draw:id="12" svg:x="-1.862cm" svg:y="-1.324cm"/>
            <draw:path draw:style-name="gr288" draw:text-style-name="P3" draw:layer="layout" svg:width="0.322cm" svg:height="0.136cm" svg:x="7.544cm" svg:y="14.504cm" svg:viewBox="0 0 323 137" svg:d="M0 137c124 0 237-23 277-46s80-91 0-91c5 10-277 137-277 137z">
              <text:p/>
            </draw:path>
            <draw:g>
              <draw:polygon draw:style-name="gr289" draw:text-style-name="P5" draw:layer="layout" svg:width="0.593cm" svg:height="0.341cm" svg:x="7.227cm" svg:y="13.614cm" svg:viewBox="0 0 594 342" draw:points="475,342 594,274 119,0 0,68">
                <text:p/>
              </draw:polygon>
              <draw:polygon draw:style-name="gr290" draw:text-style-name="P12" draw:layer="layout" svg:width="0.044cm" svg:height="0.104cm" svg:x="7.73cm" svg:y="13.998cm" svg:viewBox="0 0 45 105" draw:points="45,79 45,0 0,26 0,105">
                <text:p/>
              </draw:polygon>
              <draw:polygon draw:style-name="gr291" draw:text-style-name="P7" draw:layer="layout" svg:width="0.197cm" svg:height="0.159cm" svg:x="7.544cm" svg:y="14.481cm" svg:viewBox="0 0 198 160" draw:points="198,46 198,0 0,114 0,160">
                <text:p/>
              </draw:polygon>
              <draw:polygon draw:style-name="gr292" draw:text-style-name="P7" draw:layer="layout" svg:width="0.118cm" svg:height="0.752cm" svg:x="7.702cm" svg:y="13.888cm" svg:viewBox="0 0 119 753" draw:points="119,685 119,0 0,68 0,753">
                <text:p/>
              </draw:polygon>
              <draw:polygon draw:style-name="gr293" draw:text-style-name="P4" draw:layer="layout" svg:width="0.277cm" svg:height="0.204cm" svg:x="7.266cm" svg:y="14.435cm" svg:viewBox="0 0 278 205" draw:points="278,205 278,160 0,0 0,46">
                <text:p/>
              </draw:polygon>
              <draw:polygon draw:style-name="gr294" draw:text-style-name="P5" draw:layer="layout" svg:width="0.355cm" svg:height="0.204cm" svg:x="7.266cm" svg:y="14.39cm" svg:viewBox="0 0 356 205" draw:points="277,205 356,160 79,0 0,46">
                <text:p/>
              </draw:polygon>
              <draw:polygon draw:style-name="gr295" draw:text-style-name="P13" draw:layer="layout" svg:width="0.474cm" svg:height="0.957cm" svg:x="7.227cm" svg:y="13.682cm" svg:viewBox="0 0 475 958" draw:points="475,958 475,274 0,0 0,685">
                <text:p/>
              </draw:polygon>
              <draw:polygon draw:style-name="gr296" draw:text-style-name="P9" draw:layer="layout" svg:width="0.593cm" svg:height="1.026cm" svg:x="7.227cm" svg:y="13.614cm" svg:viewBox="0 0 594 1027" draw:points="594,958 594,274 119,0 0,68 0,753 79,799 40,821 40,867 317,1027 396,981 475,1027">
                <text:p/>
              </draw:polygon>
              <draw:polygon draw:style-name="gr297" draw:text-style-name="P14" draw:layer="layout" svg:width="0.039cm" svg:height="0.067cm" svg:x="7.742cm" svg:y="14.207cm" svg:viewBox="0 0 40 68" draw:points="40,46 40,0 0,23 0,68">
                <text:p/>
              </draw:polygon>
            </draw:g>
          </draw:g>
        </draw:g>
        <draw:line draw:style-name="gr261" draw:text-style-name="P20" draw:layer="layout" svg:x1="1.6cm" svg:y1="10.997cm" svg:x2="1cm" svg:y2="10.664cm">
          <text:p/>
        </draw:line>
        <draw:g>
          <draw:polygon draw:style-name="gr298" draw:text-style-name="P22" draw:layer="layout" svg:width="0.228cm" svg:height="0.399cm" svg:x="19.491cm" svg:y="7.363cm" svg:viewBox="0 0 229 400" draw:points="0,267 0,0 229,133 229,400">
            <text:p/>
          </draw:polygon>
          <draw:polygon draw:style-name="gr299" draw:text-style-name="P17" draw:layer="layout" svg:width="0.456cm" svg:height="0.532cm" svg:x="19.72cm" svg:y="7.23cm" svg:viewBox="0 0 457 533" draw:points="0,533 0,267 457,0 457,267">
            <text:p/>
          </draw:polygon>
          <draw:line draw:style-name="gr300" draw:text-style-name="P6" draw:layer="layout" svg:x1="19.622cm" svg:y1="7.696cm" svg:x2="19.668cm" svg:y2="7.669cm">
            <text:p/>
          </draw:line>
          <draw:path draw:style-name="gr301" draw:text-style-name="P17" draw:layer="layout" svg:width="0.182cm" svg:height="0.233cm" svg:x="19.508cm" svg:y="7.446cm" svg:viewBox="0 0 183 234" svg:d="M92 10c45 27 91 107 91 160 0 54-46 80-91 54-46-27-92-107-92-160 0-54 46-80 92-54z">
            <text:p/>
          </draw:path>
          <draw:path draw:style-name="gr302" draw:text-style-name="P24" draw:layer="layout" svg:width="0.17cm" svg:height="0.233cm" svg:x="19.457cm" svg:y="7.475cm" svg:viewBox="0 0 171 234" svg:d="M80 10c45 27 91 107 91 160 0 54-46 80-91 54-46-27-80-106-80-159 0-54 34-81 80-55z">
            <text:p/>
          </draw:path>
          <draw:line draw:style-name="gr303" draw:text-style-name="P6" draw:layer="layout" svg:x1="19.485cm" svg:y1="7.483cm" svg:x2="19.554cm" svg:y2="7.443cm">
            <text:p/>
          </draw:line>
          <draw:polygon draw:style-name="gr304" draw:text-style-name="P23" draw:layer="layout" svg:width="0.685cm" svg:height="0.399cm" svg:x="19.491cm" svg:y="7.096cm" svg:viewBox="0 0 686 400" draw:points="229,400 0,267 457,0 686,133">
            <text:p/>
          </draw:polygon>
        </draw:g>
        <draw:g>
          <draw:glue-point draw:id="4" svg:x="1.294cm" svg:y="-4.998cm"/>
          <draw:glue-point draw:id="5" svg:x="-1.666cm" svg:y="-2.499cm"/>
          <draw:glue-point draw:id="6" svg:x="-4.257cm" svg:y="-0.311cm"/>
          <draw:glue-point draw:id="7" svg:x="-4.257cm" svg:y="0.935cm"/>
          <draw:glue-point draw:id="8" svg:x="-4.257cm" svg:y="1.873cm"/>
          <draw:glue-point draw:id="9" svg:x="-2.775cm" svg:y="3.122cm"/>
          <draw:glue-point draw:id="10" svg:x="-0.554cm" svg:y="4.998cm"/>
          <draw:glue-point draw:id="11" svg:x="2.403cm" svg:y="2.499cm"/>
          <draw:glue-point draw:id="12" svg:x="4.997cm" svg:y="-1.873cm"/>
          <draw:glue-point draw:id="13" svg:x="2.775cm" svg:y="-3.748cm"/>
          <draw:path draw:style-name="gr305" draw:text-style-name="P3" draw:layer="layout" svg:width="0.651cm" svg:height="0.406cm" svg:x="20.077cm" svg:y="12.981cm" svg:viewBox="0 0 652 407" svg:d="M652 407c-149 0-652-157-652-282s55-125 109-125c0 94 543 281 543 407z">
            <text:p/>
          </draw:path>
          <draw:g>
            <draw:glue-point draw:id="4" svg:x="0.998cm" svg:y="-4.998cm"/>
            <draw:glue-point draw:id="5" svg:x="-1.797cm" svg:y="-2.811cm"/>
            <draw:glue-point draw:id="6" svg:x="-4.995cm" svg:y="-0.311cm"/>
            <draw:glue-point draw:id="7" svg:x="-4.995cm" svg:y="0.935cm"/>
            <draw:glue-point draw:id="8" svg:x="-4.995cm" svg:y="1.873cm"/>
            <draw:glue-point draw:id="9" svg:x="-3.397cm" svg:y="3.122cm"/>
            <draw:glue-point draw:id="10" svg:x="-0.995cm" svg:y="4.998cm"/>
            <draw:glue-point draw:id="11" svg:x="2.199cm" svg:y="2.499cm"/>
            <draw:glue-point draw:id="12" svg:x="4.998cm" svg:y="0.311cm"/>
            <draw:glue-point draw:id="13" svg:x="4.998cm" svg:y="-1.873cm"/>
            <draw:glue-point draw:id="14" svg:x="2.998cm" svg:y="-3.434cm"/>
            <draw:polygon draw:style-name="gr306" draw:text-style-name="P21" draw:layer="layout" svg:width="0.542cm" svg:height="0.531cm" svg:x="20.186cm" svg:y="12.856cm" svg:viewBox="0 0 543 532" draw:points="543,532 543,313 0,0 0,219">
              <text:p/>
            </draw:polygon>
            <draw:polygon draw:style-name="gr307" draw:text-style-name="P5" draw:layer="layout" svg:width="1.357cm" svg:height="0.781cm" svg:x="20.186cm" svg:y="12.386cm" svg:viewBox="0 0 1358 782" draw:points="543,782 1358,313 815,0 0,469">
              <text:p/>
            </draw:polygon>
            <draw:polygon draw:style-name="gr308" draw:text-style-name="P4" draw:layer="layout" svg:width="0.814cm" svg:height="0.687cm" svg:x="20.729cm" svg:y="12.699cm" svg:viewBox="0 0 815 688" draw:points="815,219 815,0 0,469 0,688">
              <text:p/>
            </draw:polygon>
            <draw:polygon draw:style-name="gr309" draw:text-style-name="P9" draw:layer="layout" svg:width="1.357cm" svg:height="1cm" svg:x="20.186cm" svg:y="12.386cm" svg:viewBox="0 0 1358 1001" draw:points="1358,532 1358,313 815,0 0,469 0,688 543,1001">
              <text:p/>
            </draw:polygon>
            <draw:polygon draw:style-name="gr310" draw:text-style-name="P25" draw:layer="layout" svg:width="0.053cm" svg:height="0.124cm" svg:x="20.838cm" svg:y="13.137cm" svg:viewBox="0 0 54 125" draw:points="54,94 54,0 0,31 0,125">
              <text:p/>
            </draw:polygon>
            <draw:polygon draw:style-name="gr311" draw:text-style-name="P26" draw:layer="layout" svg:width="0.053cm" svg:height="0.593cm" svg:x="20.892cm" svg:y="11.854cm" svg:viewBox="0 0 54 594" draw:points="54,563 54,0 0,0 0,594">
              <text:p/>
            </draw:polygon>
            <draw:polygon draw:style-name="gr312" draw:text-style-name="P26" draw:layer="layout" svg:width="0.053cm" svg:height="0.593cm" svg:x="20.24cm" svg:y="12.23cm" svg:viewBox="0 0 54 594" draw:points="54,563 54,0 0,0 0,594">
              <text:p/>
            </draw:polygon>
          </draw:g>
        </draw:g>
        <draw:frame draw:style-name="gr313" draw:text-style-name="P2" draw:layer="Texts" svg:width="2.483cm" svg:height="1.559cm" svg:x="1.127cm" svg:y="11.968cm">
          <draw:text-box>
            <text:p><text:span text:style-name="T1">Video Feed</text:span></text:p>
            <text:p><text:span text:style-name="T1">(wired</text:span><text:span text:style-name="T1"><text:line-break/></text:span><text:span text:style-name="T1">to camera)</text:span></text:p>
          </draw:text-box>
        </draw:frame>
        <draw:frame draw:style-name="gr314" draw:text-style-name="P2" draw:layer="Texts" svg:width="4.092cm" svg:height="1.123cm" svg:x="4.189cm" svg:y="5.937cm">
          <draw:text-box>
            <text:p><text:span text:style-name="T1">Main Results Screen</text:span><text:span text:style-name="T1"><text:line-break/></text:span><text:span text:style-name="T1">(attendance facing)</text:span></text:p>
          </draw:text-box>
        </draw:frame>
        <draw:frame draw:style-name="gr315" draw:text-style-name="P2" draw:layer="Texts" svg:width="1.971cm" svg:height="1.559cm" svg:x="6.963cm" svg:y="16.467cm">
          <draw:text-box>
            <text:p><text:span text:style-name="T1">Marshall</text:span></text:p>
            <text:p><text:span text:style-name="T1">Laptop</text:span><text:span text:style-name="T1"><text:line-break/></text:span><text:span text:style-name="T1">(wifi)</text:span></text:p>
          </draw:text-box>
        </draw:frame>
        <draw:frame draw:style-name="gr316" draw:text-style-name="P2" draw:layer="Texts" svg:width="2.86cm" svg:height="1.559cm" svg:x="8.925cm" svg:y="17.44cm">
          <draw:text-box>
            <text:p><text:span text:style-name="T1">Competition</text:span><text:span text:style-name="T1"><text:line-break/></text:span><text:span text:style-name="T1">Results</text:span><text:span text:style-name="T1"><text:line-break/></text:span><text:span text:style-name="T1">(waiting area)</text:span></text:p>
          </draw:text-box>
        </draw:frame>
        <draw:frame draw:style-name="gr317" draw:text-style-name="P2" draw:layer="Texts" svg:width="3.177cm" svg:height="1.123cm" svg:x="3.159cm" svg:y="13.557cm">
          <draw:text-box>
            <text:p><text:span text:style-name="T1">Results Display</text:span><text:span text:style-name="T1"><text:line-break/></text:span><text:span text:style-name="T1">(warmup room)</text:span></text:p>
          </draw:text-box>
        </draw:frame>
        <draw:frame draw:style-name="gr2" draw:text-style-name="P2" draw:layer="Texts" svg:width="2.413cm" svg:height="1.559cm" svg:x="13.219cm" svg:y="16.078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2" draw:text-style-name="P2" draw:layer="Texts" svg:width="2.032cm" svg:height="1.559cm" svg:x="5.826cm" svg:y="14.84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318" draw:text-style-name="P2" draw:layer="measurelines" svg:width="2.382cm" svg:height="1.559cm" svg:x="17.287cm" svg:y="15.478cm">
          <draw:text-box>
            <text:p><text:span text:style-name="T1">Announcer</text:span></text:p>
            <text:p><text:span text:style-name="T1">Laptop</text:span><text:span text:style-name="T1"><text:line-break/></text:span><text:span text:style-name="T1">(ethernet)</text:span></text:p>
          </draw:text-box>
        </draw:frame>
        <draw:frame draw:style-name="gr319" draw:text-style-name="P2" draw:layer="measurelines" svg:width="1.67cm" svg:height="0.687cm" svg:x="20.689cm" svg:y="13.165cm">
          <draw:text-box>
            <text:p><text:span text:style-name="T1">Router</text:span></text:p>
          </draw:text-box>
        </draw:frame>
        <draw:frame draw:style-name="gr320" draw:text-style-name="P2" draw:layer="measurelines" svg:width="4.833cm" svg:height="1.995cm" svg:x="22.367cm" svg:y="12.903cm">
          <draw:text-box>
            <text:p><text:span text:style-name="T1">Competition</text:span><text:span text:style-name="T1"><text:line-break/></text:span><text:span text:style-name="T1">Secretary</text:span><text:span text:style-name="T1"><text:line-break/></text:span><text:span text:style-name="T1">(ethernet)</text:span></text:p>
          </draw:text-box>
        </draw:frame>
        <draw:frame draw:style-name="gr2" draw:text-style-name="P2" draw:layer="measurelines" svg:width="2.032cm" svg:height="1.559cm" svg:x="14.411cm" svg:y="6.693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2" draw:text-style-name="P2" draw:layer="measurelines" svg:width="2.413cm" svg:height="1.559cm" svg:x="22.913cm" svg:y="6.609cm">
          <draw:text-box>
            <text:p><text:span text:style-name="T1">Mini PC</text:span><text:span text:style-name="T1"><text:line-break/></text:span><text:span text:style-name="T1">(ethernet)</text:span></text:p>
          </draw:text-box>
        </draw:frame>
        <draw:frame draw:style-name="gr321" draw:text-style-name="P2" draw:layer="measurelines" svg:width="3.089cm" svg:height="1.559cm" svg:x="17.637cm" svg:y="4.302cm">
          <draw:text-box>
            <text:p text:style-name="P27"><text:span text:style-name="T1">Timer/Decision</text:span><text:span text:style-name="T1"><text:line-break/></text:span><text:span text:style-name="T1">display</text:span><text:span text:style-name="T1"><text:line-break/></text:span><text:span text:style-name="T1">(athlete facing)</text:span></text:p>
          </draw:text-box>
        </draw:frame>
        <draw:frame draw:style-name="gr322" draw:text-style-name="P28" draw:layer="measurelines" svg:width="2.614cm" svg:height="2.163cm" svg:x="19.98cm" svg:y="7.62cm">
          <draw:text-box>
            <text:p text:style-name="P27"><text:span text:style-name="T1">Down signal</text:span></text:p>
            <text:p text:style-name="P27"><text:span text:style-name="T1">speaker</text:span></text:p>
          </draw:text-box>
        </draw:frame>
        <draw:frame draw:style-name="gr323" draw:text-style-name="P2" draw:layer="measurelines" svg:width="2.191cm" svg:height="1.555cm" svg:x="18.137cm" svg:y="7.196cm">
          <draw:text-box>
            <text:p><text:span text:style-name="T1">Video</text:span><text:span text:style-name="T1"><text:line-break/></text:span><text:span text:style-name="T1">Camera</text:span></text:p>
          </draw:text-box>
        </draw:frame>
        <draw:frame draw:style-name="gr324" draw:text-style-name="P2" draw:layer="measurelines" svg:width="3.47cm" svg:height="0.687cm" svg:x="12.938cm" svg:y="5.256cm">
          <draw:text-box>
            <text:p><text:span text:style-name="T1">Results Projector</text:span></text:p>
          </draw:text-box>
        </draw:frame>
        <draw:line draw:style-name="gr325" draw:text-style-name="P20" draw:layer="measurelines" svg:x1="22.996cm" svg:y1="7.114cm" svg:x2="25.373cm" svg:y2="5.821cm">
          <text:p/>
        </draw:line>
        <draw:g>
          <draw:path draw:style-name="gr326" draw:text-style-name="P3" draw:layer="measurelines" svg:width="0.463cm" svg:height="0.253cm" svg:x="26.476cm" svg:y="6.413cm" svg:viewBox="0 0 464 254" svg:d="M0 254c98 0 464-85 464-152 0-68-9-102-107-102 0 51-357 186-357 254z">
            <text:p/>
          </draw:path>
          <draw:polygon draw:style-name="gr327" draw:text-style-name="P21" draw:layer="measurelines" svg:width="0.356cm" svg:height="0.676cm" svg:x="26.476cm" svg:y="5.99cm" svg:viewBox="0 0 357 677" draw:points="0,677 0,169 357,0 357,508">
            <text:p/>
          </draw:polygon>
          <draw:polygon draw:style-name="gr328" draw:text-style-name="P5" draw:layer="measurelines" svg:width="0.534cm" svg:height="0.253cm" svg:x="26.298cm" svg:y="5.905cm" svg:viewBox="0 0 535 254" draw:points="178,254 0,169 357,0 535,85">
            <text:p/>
          </draw:polygon>
          <draw:polygon draw:style-name="gr329" draw:text-style-name="P4" draw:layer="measurelines" svg:width="0.177cm" svg:height="0.591cm" svg:x="26.298cm" svg:y="6.074cm" svg:viewBox="0 0 178 592" draw:points="0,508 0,0 178,85 178,592">
            <text:p/>
          </draw:polygon>
          <draw:polygon draw:style-name="gr330" draw:text-style-name="P9" draw:layer="measurelines" svg:width="0.534cm" svg:height="0.761cm" svg:x="26.298cm" svg:y="5.905cm" svg:viewBox="0 0 535 762" draw:points="0,677 0,169 357,0 535,85 535,592 178,762">
            <text:p/>
          </draw:polygon>
          <draw:polygon draw:style-name="gr331" draw:text-style-name="P29" draw:layer="measurelines" svg:width="0.035cm" svg:height="0.067cm" svg:x="26.334cm" svg:y="6.277cm" svg:viewBox="0 0 36 68" draw:points="0,51 0,0 36,17 36,68">
            <text:p/>
          </draw:polygon>
          <draw:polygon draw:style-name="gr332" draw:text-style-name="P30" draw:layer="measurelines" svg:width="0.035cm" svg:height="0.067cm" svg:x="26.405cm" svg:y="6.311cm" svg:viewBox="0 0 36 68" draw:points="0,51 0,0 36,17 36,68">
            <text:p/>
          </draw:polygon>
        </draw:g>
        <draw:line draw:style-name="gr325" draw:text-style-name="P20" draw:layer="measurelines" svg:x1="26.378cm" svg:y1="6.352cm" svg:x2="25.373cm" svg:y2="5.847cm">
          <text:p/>
        </draw:line>
        <draw:line draw:style-name="gr325" draw:text-style-name="P20" draw:layer="measurelines" svg:x1="22.705cm" svg:y1="6.994cm" svg:x2="25.082cm" svg:y2="5.701cm">
          <text:p/>
        </draw:line>
        <draw:line draw:style-name="gr325" draw:text-style-name="P20" draw:layer="measurelines" svg:x1="25.079cm" svg:y1="5.727cm" svg:x2="24.074cm" svg:y2="5.222cm">
          <text:p/>
        </draw:line>
        <draw:g>
          <draw:path draw:style-name="gr333" draw:text-style-name="P3" draw:layer="measurelines" svg:width="0.463cm" svg:height="0.253cm" svg:x="24.086cm" svg:y="5.116cm" svg:viewBox="0 0 464 254" svg:d="M0 254c98 0 464-85 464-152 0-68-9-102-107-102 0 51-357 186-357 254z">
            <text:p/>
          </draw:path>
          <draw:polygon draw:style-name="gr334" draw:text-style-name="P21" draw:layer="measurelines" svg:width="0.356cm" svg:height="0.676cm" svg:x="24.086cm" svg:y="4.693cm" svg:viewBox="0 0 357 677" draw:points="0,677 0,169 357,0 357,508">
            <text:p/>
          </draw:polygon>
          <draw:polygon draw:style-name="gr335" draw:text-style-name="P5" draw:layer="measurelines" svg:width="0.534cm" svg:height="0.253cm" svg:x="23.908cm" svg:y="4.608cm" svg:viewBox="0 0 535 254" draw:points="178,254 0,169 357,0 535,85">
            <text:p/>
          </draw:polygon>
          <draw:polygon draw:style-name="gr336" draw:text-style-name="P4" draw:layer="measurelines" svg:width="0.177cm" svg:height="0.591cm" svg:x="23.908cm" svg:y="4.777cm" svg:viewBox="0 0 178 592" draw:points="0,508 0,0 178,85 178,592">
            <text:p/>
          </draw:polygon>
          <draw:polygon draw:style-name="gr337" draw:text-style-name="P9" draw:layer="measurelines" svg:width="0.534cm" svg:height="0.761cm" svg:x="23.908cm" svg:y="4.608cm" svg:viewBox="0 0 535 762" draw:points="0,677 0,169 357,0 535,85 535,592 178,762">
            <text:p/>
          </draw:polygon>
          <draw:polygon draw:style-name="gr338" draw:text-style-name="P29" draw:layer="measurelines" svg:width="0.035cm" svg:height="0.067cm" svg:x="23.944cm" svg:y="4.98cm" svg:viewBox="0 0 36 68" draw:points="0,51 0,0 36,17 36,68">
            <text:p/>
          </draw:polygon>
          <draw:polygon draw:style-name="gr339" draw:text-style-name="P30" draw:layer="measurelines" svg:width="0.035cm" svg:height="0.067cm" svg:x="24.015cm" svg:y="5.014cm" svg:viewBox="0 0 36 68" draw:points="0,51 0,0 36,17 36,68">
            <text:p/>
          </draw:polygon>
        </draw:g>
        <draw:line draw:style-name="gr325" draw:text-style-name="P20" draw:layer="measurelines" svg:x1="22.631cm" svg:y1="6.735cm" svg:x2="24.453cm" svg:y2="5.761cm">
          <text:p/>
        </draw:line>
        <draw:g>
          <draw:path draw:style-name="gr340" draw:text-style-name="P3" draw:layer="measurelines" svg:width="0.463cm" svg:height="0.253cm" svg:x="21.881cm" svg:y="4.084cm" svg:viewBox="0 0 464 254" svg:d="M0 254c98 0 464-85 464-152 0-68-9-102-107-102 0 51-357 186-357 254z">
            <text:p/>
          </draw:path>
          <draw:polygon draw:style-name="gr341" draw:text-style-name="P21" draw:layer="measurelines" svg:width="0.356cm" svg:height="0.676cm" svg:x="21.881cm" svg:y="3.661cm" svg:viewBox="0 0 357 677" draw:points="0,677 0,169 357,0 357,508">
            <text:p/>
          </draw:polygon>
          <draw:polygon draw:style-name="gr342" draw:text-style-name="P5" draw:layer="measurelines" svg:width="0.534cm" svg:height="0.253cm" svg:x="21.703cm" svg:y="3.576cm" svg:viewBox="0 0 535 254" draw:points="178,254 0,169 357,0 535,85">
            <text:p/>
          </draw:polygon>
          <draw:polygon draw:style-name="gr343" draw:text-style-name="P4" draw:layer="measurelines" svg:width="0.177cm" svg:height="0.591cm" svg:x="21.703cm" svg:y="3.745cm" svg:viewBox="0 0 178 592" draw:points="0,508 0,0 178,85 178,592">
            <text:p/>
          </draw:polygon>
          <draw:polygon draw:style-name="gr344" draw:text-style-name="P9" draw:layer="measurelines" svg:width="0.534cm" svg:height="0.761cm" svg:x="21.703cm" svg:y="3.576cm" svg:viewBox="0 0 535 762" draw:points="0,677 0,169 357,0 535,85 535,592 178,762">
            <text:p/>
          </draw:polygon>
          <draw:polygon draw:style-name="gr345" draw:text-style-name="P29" draw:layer="measurelines" svg:width="0.035cm" svg:height="0.067cm" svg:x="21.739cm" svg:y="3.948cm" svg:viewBox="0 0 36 68" draw:points="0,51 0,0 36,17 36,68">
            <text:p/>
          </draw:polygon>
          <draw:polygon draw:style-name="gr346" draw:text-style-name="P30" draw:layer="measurelines" svg:width="0.035cm" svg:height="0.067cm" svg:x="21.81cm" svg:y="3.982cm" svg:viewBox="0 0 36 68" draw:points="0,51 0,0 36,17 36,68">
            <text:p/>
          </draw:polygon>
        </draw:g>
        <draw:line draw:style-name="gr325" draw:text-style-name="P20" draw:layer="measurelines" svg:x1="24.477cm" svg:y1="5.775cm" svg:x2="21.796cm" svg:y2="4.445cm">
          <text:p/>
        </draw:line>
        <draw:g>
          <draw:g>
            <draw:path draw:style-name="gr347" draw:text-style-name="P3" draw:layer="layout" svg:width="0.501cm" svg:height="0.317cm" svg:x="22.154cm" svg:y="7.536cm" svg:viewBox="0 0 502 318" svg:d="M0 318c126 0 502-106 502-186 0-79-12-132-137-132 0 79-367 79-365 318z">
              <text:p/>
            </draw:path>
            <draw:g>
              <draw:polygon draw:style-name="gr348" draw:text-style-name="P4" draw:layer="layout" svg:width="0.228cm" svg:height="0.264cm" svg:x="21.969cm" svg:y="7.589cm" svg:viewBox="0 0 229 265" draw:points="0,159 46,0 229,106 183,265">
                <text:p/>
              </draw:polygon>
              <draw:polygon draw:style-name="gr349" draw:text-style-name="P5" draw:layer="layout" svg:width="0.503cm" svg:height="0.29cm" svg:x="22.015cm" svg:y="7.404cm" svg:viewBox="0 0 504 291" draw:points="0,185 92,106 229,26 321,0 504,106 413,132 275,212 183,291">
                <text:p/>
              </draw:polygon>
              <draw:path draw:style-name="gr350" draw:text-style-name="P7" draw:layer="layout" svg:width="0.412cm" svg:height="0.343cm" svg:x="22.152cm" svg:y="7.51cm" svg:viewBox="0 0 413 344" svg:d="M413 106c0-159-92-106-184-53-91 53-183 53-229 291 0 0 183-106 413-238z">
                <text:p/>
              </draw:path>
              <draw:path draw:style-name="gr351" draw:text-style-name="P9" draw:layer="layout" svg:width="0.595cm" svg:height="0.449cm" svg:x="21.969cm" svg:y="7.404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352" draw:text-style-name="P3" draw:layer="layout" svg:width="0.322cm" svg:height="0.136cm" svg:x="22.686cm" svg:y="7.361cm" svg:viewBox="0 0 323 137" svg:d="M0 137c124 0 237-23 277-46s80-91 0-91c5 10-277 137-277 137z">
              <text:p/>
            </draw:path>
            <draw:g>
              <draw:polygon draw:style-name="gr353" draw:text-style-name="P5" draw:layer="layout" svg:width="0.593cm" svg:height="0.341cm" svg:x="22.369cm" svg:y="6.471cm" svg:viewBox="0 0 594 342" draw:points="475,342 594,274 119,0 0,68">
                <text:p/>
              </draw:polygon>
              <draw:polygon draw:style-name="gr354" draw:text-style-name="P12" draw:layer="layout" svg:width="0.044cm" svg:height="0.104cm" svg:x="22.872cm" svg:y="6.854cm" svg:viewBox="0 0 45 105" draw:points="45,79 45,0 0,26 0,105">
                <text:p/>
              </draw:polygon>
              <draw:polygon draw:style-name="gr355" draw:text-style-name="P7" draw:layer="layout" svg:width="0.197cm" svg:height="0.159cm" svg:x="22.686cm" svg:y="7.338cm" svg:viewBox="0 0 198 160" draw:points="198,46 198,0 0,114 0,160">
                <text:p/>
              </draw:polygon>
              <draw:polygon draw:style-name="gr356" draw:text-style-name="P7" draw:layer="layout" svg:width="0.118cm" svg:height="0.752cm" svg:x="22.844cm" svg:y="6.745cm" svg:viewBox="0 0 119 753" draw:points="119,685 119,0 0,68 0,753">
                <text:p/>
              </draw:polygon>
              <draw:polygon draw:style-name="gr357" draw:text-style-name="P4" draw:layer="layout" svg:width="0.277cm" svg:height="0.204cm" svg:x="22.408cm" svg:y="7.292cm" svg:viewBox="0 0 278 205" draw:points="278,205 278,160 0,0 0,46">
                <text:p/>
              </draw:polygon>
              <draw:polygon draw:style-name="gr358" draw:text-style-name="P5" draw:layer="layout" svg:width="0.355cm" svg:height="0.204cm" svg:x="22.409cm" svg:y="7.247cm" svg:viewBox="0 0 356 205" draw:points="277,205 356,160 79,0 0,46">
                <text:p/>
              </draw:polygon>
              <draw:polygon draw:style-name="gr359" draw:text-style-name="P13" draw:layer="layout" svg:width="0.474cm" svg:height="0.957cm" svg:x="22.369cm" svg:y="6.539cm" svg:viewBox="0 0 475 958" draw:points="475,958 475,274 0,0 0,685">
                <text:p/>
              </draw:polygon>
              <draw:polygon draw:style-name="gr360" draw:text-style-name="P9" draw:layer="layout" svg:width="0.593cm" svg:height="1.026cm" svg:x="22.369cm" svg:y="6.471cm" svg:viewBox="0 0 594 1027" draw:points="594,958 594,274 119,0 0,68 0,753 79,799 40,821 40,867 317,1027 396,981 475,1027">
                <text:p/>
              </draw:polygon>
              <draw:polygon draw:style-name="gr361" draw:text-style-name="P14" draw:layer="layout" svg:width="0.039cm" svg:height="0.067cm" svg:x="22.884cm" svg:y="7.064cm" svg:viewBox="0 0 40 68" draw:points="40,46 40,0 0,23 0,68">
                <text:p/>
              </draw:polygon>
            </draw:g>
          </draw:g>
        </draw:g>
        <draw:g>
          <draw:polygon draw:style-name="gr362" draw:text-style-name="P5" draw:layer="layout" svg:width="0.772cm" svg:height="0.447cm" svg:x="22.364cm" svg:y="7.303cm" svg:viewBox="0 0 773 448" draw:points="258,0 0,149 0,298 258,448 516,448 773,298">
            <text:p/>
          </draw:polygon>
          <draw:polygon draw:style-name="gr363" draw:text-style-name="P17" draw:layer="layout" svg:width="0.257cm" svg:height="0.447cm" svg:x="22.88cm" svg:y="7.825cm" svg:viewBox="0 0 258 448" draw:points="258,298 258,0 0,149 0,448">
            <text:p/>
          </draw:polygon>
          <draw:polygon draw:style-name="gr364" draw:text-style-name="P18" draw:layer="layout" svg:width="0.257cm" svg:height="0.297cm" svg:x="22.622cm" svg:y="7.974cm" svg:viewBox="0 0 258 298" draw:points="258,298 258,0 0,0 0,298">
            <text:p/>
          </draw:polygon>
          <draw:polygon draw:style-name="gr365" draw:text-style-name="P18" draw:layer="layout" svg:width="0.257cm" svg:height="0.447cm" svg:x="22.364cm" svg:y="7.825cm" svg:viewBox="0 0 258 448" draw:points="258,448 258,149 0,0 0,298">
            <text:p/>
          </draw:polygon>
          <draw:polygon draw:style-name="gr366" draw:text-style-name="P7" draw:layer="layout" svg:width="0.257cm" svg:height="0.372cm" svg:x="22.88cm" svg:y="7.601cm" svg:viewBox="0 0 258 373" draw:points="258,224 258,0 0,149 0,373">
            <text:p/>
          </draw:polygon>
          <draw:polygon draw:style-name="gr367" draw:text-style-name="P19" draw:layer="layout" svg:width="0.257cm" svg:height="0.223cm" svg:x="22.622cm" svg:y="7.751cm" svg:viewBox="0 0 258 224" draw:points="258,224 258,0 0,0 0,224">
            <text:p/>
          </draw:polygon>
          <draw:polygon draw:style-name="gr368" draw:text-style-name="P4" draw:layer="layout" svg:width="0.257cm" svg:height="0.372cm" svg:x="22.364cm" svg:y="7.601cm" svg:viewBox="0 0 258 373" draw:points="258,373 258,149 0,0 0,224">
            <text:p/>
          </draw:polygon>
          <draw:polygon draw:style-name="gr369" draw:text-style-name="P4" draw:layer="layout" svg:width="0.257cm" svg:height="0.223cm" svg:x="22.88cm" svg:y="8.124cm" svg:viewBox="0 0 258 224" draw:points="258,75 258,0 0,149 0,224">
            <text:p/>
          </draw:polygon>
          <draw:polygon draw:style-name="gr370" draw:text-style-name="P19" draw:layer="layout" svg:width="0.257cm" svg:height="0.074cm" svg:x="22.622cm" svg:y="8.273cm" svg:viewBox="0 0 258 75" draw:points="258,75 258,0 0,0 0,75">
            <text:p/>
          </draw:polygon>
          <draw:polygon draw:style-name="gr371" draw:text-style-name="P4" draw:layer="layout" svg:width="0.257cm" svg:height="0.223cm" svg:x="22.364cm" svg:y="8.124cm" svg:viewBox="0 0 258 224" draw:points="258,224 258,149 0,0 0,75">
            <text:p/>
          </draw:polygon>
          <draw:polygon draw:style-name="gr372" draw:text-style-name="P9" draw:layer="layout" svg:width="0.772cm" svg:height="1.043cm" svg:x="22.364cm" svg:y="7.303cm" svg:viewBox="0 0 773 1044" draw:points="773,895 773,298 258,0 0,149 0,597 0,895 258,1044 516,1044">
            <text:p/>
          </draw:polygon>
        </draw:g>
        <draw:frame draw:style-name="gr373" draw:text-style-name="P2" draw:layer="measurelines" svg:width="3.897cm" svg:height="1.123cm" svg:x="23.31cm" svg:y="3.59cm">
          <draw:text-box>
            <text:p><text:span text:style-name="T1">Refereeing Devices</text:span></text:p>
            <text:p><text:span text:style-name="T1">(USB wired) x 3</text:span></text:p>
          </draw:text-box>
        </draw:frame>
        <draw:g>
          <draw:glue-point draw:id="4" svg:x="3.888cm" svg:y="0.154cm"/>
          <draw:glue-point draw:id="5" svg:x="1.148cm" svg:y="-3.571cm"/>
          <draw:glue-point draw:id="6" svg:x="-5cm" svg:y="2.113cm"/>
          <draw:glue-point draw:id="7" svg:x="0.185cm" svg:y="5cm"/>
          <draw:glue-point draw:id="8" svg:x="3.703cm" svg:y="3.041cm"/>
          <draw:path draw:style-name="gr374" draw:text-style-name="P3" draw:layer="layout" svg:width="1.091cm" svg:height="0.624cm" svg:x="19.679cm" svg:y="13.85cm" svg:viewBox="0 0 1092 625" svg:d="M0 625c0 0 828-230 1018-405 176-161-1-220-127-220 0 80-891 588-891 625z">
            <text:p/>
          </draw:path>
          <draw:g>
            <draw:polygon draw:style-name="gr375" draw:text-style-name="P5" draw:layer="layout" svg:width="2.155cm" svg:height="1.245cm" svg:x="18.404cm" svg:y="13.316cm" svg:viewBox="0 0 2156 1246" draw:points="871,1246 2156,504 1285,0 0,742">
              <text:p/>
            </draw:polygon>
            <draw:polygon draw:style-name="gr376" draw:text-style-name="P15" draw:layer="layout" svg:width="1.421cm" svg:height="0.821cm" svg:x="18.633cm" svg:y="13.449cm" svg:viewBox="0 0 1422 822" draw:points="1422,212 1055,0 0,610 367,822">
              <text:p/>
            </draw:polygon>
            <draw:polygon draw:style-name="gr377" draw:text-style-name="P7" draw:layer="layout" svg:width="1.284cm" svg:height="1.908cm" svg:x="18.404cm" svg:y="12.149cm" svg:viewBox="0 0 1285 1909" draw:points="1285,1167 1285,0 0,742 0,1909">
              <text:p/>
            </draw:polygon>
            <draw:polygon draw:style-name="gr378" draw:text-style-name="P8" draw:layer="layout" svg:width="1.192cm" svg:height="1.669cm" svg:x="18.449cm" svg:y="12.229cm" svg:viewBox="0 0 1193 1670" draw:points="1193,981 1193,0 0,689 0,1670">
              <text:p/>
            </draw:polygon>
            <draw:polygon draw:style-name="gr379" draw:text-style-name="P5" draw:layer="layout" svg:width="1.329cm" svg:height="0.768cm" svg:x="18.358cm" svg:y="12.123cm" svg:viewBox="0 0 1330 769" draw:points="46,769 1330,27 1285,0 0,742">
              <text:p/>
            </draw:polygon>
            <draw:polygon draw:style-name="gr380" draw:text-style-name="P4" draw:layer="layout" svg:width="0.045cm" svg:height="1.192cm" svg:x="18.358cm" svg:y="12.865cm" svg:viewBox="0 0 46 1193" draw:points="46,1193 46,27 0,0 0,1167">
              <text:p/>
            </draw:polygon>
            <draw:polygon draw:style-name="gr381" draw:text-style-name="P4" draw:layer="layout" svg:width="0.87cm" svg:height="0.635cm" svg:x="18.404cm" svg:y="14.058cm" svg:viewBox="0 0 871 636" draw:points="871,636 871,504 0,0 0,133">
              <text:p/>
            </draw:polygon>
            <draw:line draw:style-name="gr382" draw:text-style-name="P6" draw:layer="layout" svg:x1="19.963cm" svg:y1="13.608cm" svg:x2="18.908cm" svg:y2="14.218cm">
              <text:p/>
            </draw:line>
            <draw:line draw:style-name="gr383" draw:text-style-name="P6" draw:layer="layout" svg:x1="19.871cm" svg:y1="13.555cm" svg:x2="18.816cm" svg:y2="14.165cm">
              <text:p/>
            </draw:line>
            <draw:line draw:style-name="gr384" draw:text-style-name="P6" draw:layer="layout" svg:x1="19.779cm" svg:y1="13.502cm" svg:x2="18.724cm" svg:y2="14.112cm">
              <text:p/>
            </draw:line>
            <draw:line draw:style-name="gr385" draw:text-style-name="P6" draw:layer="layout" svg:x1="18.863cm" svg:y1="14.032cm" svg:x2="18.771cm" svg:y2="13.979cm">
              <text:p/>
            </draw:line>
            <draw:line draw:style-name="gr386" draw:text-style-name="P6" draw:layer="layout" svg:x1="18.954cm" svg:y1="13.979cm" svg:x2="18.862cm" svg:y2="13.926cm">
              <text:p/>
            </draw:line>
            <draw:line draw:style-name="gr387" draw:text-style-name="P6" draw:layer="layout" svg:x1="19.046cm" svg:y1="13.926cm" svg:x2="18.954cm" svg:y2="13.873cm">
              <text:p/>
            </draw:line>
            <draw:line draw:style-name="gr388" draw:text-style-name="P6" draw:layer="layout" svg:x1="19cm" svg:y1="14.058cm" svg:x2="18.908cm" svg:y2="14.005cm">
              <text:p/>
            </draw:line>
            <draw:line draw:style-name="gr389" draw:text-style-name="P6" draw:layer="layout" svg:x1="19.092cm" svg:y1="14.005cm" svg:x2="19cm" svg:y2="13.952cm">
              <text:p/>
            </draw:line>
            <draw:line draw:style-name="gr390" draw:text-style-name="P6" draw:layer="layout" svg:x1="19.183cm" svg:y1="13.952cm" svg:x2="19.091cm" svg:y2="13.899cm">
              <text:p/>
            </draw:line>
            <draw:line draw:style-name="gr391" draw:text-style-name="P6" draw:layer="layout" svg:x1="19.138cm" svg:y1="13.873cm" svg:x2="19.046cm" svg:y2="13.82cm">
              <text:p/>
            </draw:line>
            <draw:line draw:style-name="gr392" draw:text-style-name="P6" draw:layer="layout" svg:x1="19.275cm" svg:y1="13.899cm" svg:x2="19.183cm" svg:y2="13.846cm">
              <text:p/>
            </draw:line>
            <draw:line draw:style-name="gr393" draw:text-style-name="P6" draw:layer="layout" svg:x1="19.23cm" svg:y1="13.82cm" svg:x2="19.138cm" svg:y2="13.767cm">
              <text:p/>
            </draw:line>
            <draw:line draw:style-name="gr394" draw:text-style-name="P6" draw:layer="layout" svg:x1="19.321cm" svg:y1="13.767cm" svg:x2="19.229cm" svg:y2="13.714cm">
              <text:p/>
            </draw:line>
            <draw:line draw:style-name="gr395" draw:text-style-name="P6" draw:layer="layout" svg:x1="19.413cm" svg:y1="13.714cm" svg:x2="19.321cm" svg:y2="13.661cm">
              <text:p/>
            </draw:line>
            <draw:line draw:style-name="gr396" draw:text-style-name="P6" draw:layer="layout" svg:x1="19.367cm" svg:y1="13.846cm" svg:x2="19.275cm" svg:y2="13.793cm">
              <text:p/>
            </draw:line>
            <draw:line draw:style-name="gr397" draw:text-style-name="P6" draw:layer="layout" svg:x1="19.459cm" svg:y1="13.793cm" svg:x2="19.367cm" svg:y2="13.74cm">
              <text:p/>
            </draw:line>
            <draw:line draw:style-name="gr398" draw:text-style-name="P6" draw:layer="layout" svg:x1="19.55cm" svg:y1="13.74cm" svg:x2="19.458cm" svg:y2="13.687cm">
              <text:p/>
            </draw:line>
            <draw:line draw:style-name="gr399" draw:text-style-name="P6" draw:layer="layout" svg:x1="19.505cm" svg:y1="13.661cm" svg:x2="19.413cm" svg:y2="13.608cm">
              <text:p/>
            </draw:line>
            <draw:line draw:style-name="gr400" draw:text-style-name="P6" draw:layer="layout" svg:x1="19.642cm" svg:y1="13.687cm" svg:x2="19.55cm" svg:y2="13.634cm">
              <text:p/>
            </draw:line>
            <draw:line draw:style-name="gr401" draw:text-style-name="P6" draw:layer="layout" svg:x1="19.596cm" svg:y1="13.608cm" svg:x2="19.504cm" svg:y2="13.555cm">
              <text:p/>
            </draw:line>
            <draw:line draw:style-name="gr402" draw:text-style-name="P6" draw:layer="layout" svg:x1="19.688cm" svg:y1="13.555cm" svg:x2="19.596cm" svg:y2="13.502cm">
              <text:p/>
            </draw:line>
            <draw:line draw:style-name="gr403" draw:text-style-name="P6" draw:layer="layout" svg:x1="19.734cm" svg:y1="13.634cm" svg:x2="19.642cm" svg:y2="13.581cm">
              <text:p/>
            </draw:line>
            <draw:line draw:style-name="gr404" draw:text-style-name="P6" draw:layer="layout" svg:x1="19.138cm" svg:y1="14.085cm" svg:x2="19.046cm" svg:y2="14.032cm">
              <text:p/>
            </draw:line>
            <draw:line draw:style-name="gr405" draw:text-style-name="P6" draw:layer="layout" svg:x1="19.23cm" svg:y1="14.032cm" svg:x2="19.138cm" svg:y2="13.979cm">
              <text:p/>
            </draw:line>
            <draw:line draw:style-name="gr406" draw:text-style-name="P6" draw:layer="layout" svg:x1="19.321cm" svg:y1="13.979cm" svg:x2="19.229cm" svg:y2="13.926cm">
              <text:p/>
            </draw:line>
            <draw:line draw:style-name="gr407" draw:text-style-name="P6" draw:layer="layout" svg:x1="19.367cm" svg:y1="14.058cm" svg:x2="19.275cm" svg:y2="14.005cm">
              <text:p/>
            </draw:line>
            <draw:line draw:style-name="gr408" draw:text-style-name="P6" draw:layer="layout" svg:x1="19.459cm" svg:y1="14.005cm" svg:x2="19.367cm" svg:y2="13.952cm">
              <text:p/>
            </draw:line>
            <draw:line draw:style-name="gr409" draw:text-style-name="P6" draw:layer="layout" svg:x1="19.413cm" svg:y1="13.926cm" svg:x2="19.321cm" svg:y2="13.873cm">
              <text:p/>
            </draw:line>
            <draw:line draw:style-name="gr410" draw:text-style-name="P6" draw:layer="layout" svg:x1="19.505cm" svg:y1="13.873cm" svg:x2="19.413cm" svg:y2="13.82cm">
              <text:p/>
            </draw:line>
            <draw:line draw:style-name="gr411" draw:text-style-name="P6" draw:layer="layout" svg:x1="19.596cm" svg:y1="13.82cm" svg:x2="19.504cm" svg:y2="13.767cm">
              <text:p/>
            </draw:line>
            <draw:line draw:style-name="gr412" draw:text-style-name="P6" draw:layer="layout" svg:x1="19.688cm" svg:y1="13.767cm" svg:x2="19.596cm" svg:y2="13.714cm">
              <text:p/>
            </draw:line>
            <draw:line draw:style-name="gr413" draw:text-style-name="P6" draw:layer="layout" svg:x1="19.826cm" svg:y1="13.793cm" svg:x2="19.734cm" svg:y2="13.74cm">
              <text:p/>
            </draw:line>
            <draw:line draw:style-name="gr414" draw:text-style-name="P6" draw:layer="layout" svg:x1="19.78cm" svg:y1="13.714cm" svg:x2="19.688cm" svg:y2="13.661cm">
              <text:p/>
            </draw:line>
            <draw:line draw:style-name="gr415" draw:text-style-name="P6" draw:layer="layout" svg:x1="19.918cm" svg:y1="13.74cm" svg:x2="19.826cm" svg:y2="13.687cm">
              <text:p/>
            </draw:line>
            <draw:line draw:style-name="gr416" draw:text-style-name="P6" draw:layer="layout" svg:x1="19.183cm" svg:y1="14.165cm" svg:x2="19.091cm" svg:y2="14.112cm">
              <text:p/>
            </draw:line>
            <draw:line draw:style-name="gr417" draw:text-style-name="P6" draw:layer="layout" svg:x1="19.275cm" svg:y1="14.111cm" svg:x2="19.183cm" svg:y2="14.058cm">
              <text:p/>
            </draw:line>
            <draw:polygon draw:style-name="gr418" draw:text-style-name="P7" draw:layer="layout" svg:width="1.284cm" svg:height="0.874cm" svg:x="19.275cm" svg:y="13.82cm" svg:viewBox="0 0 1285 875" draw:points="1285,133 1285,0 0,742 0,875">
              <text:p/>
            </draw:polygon>
            <draw:polygon draw:style-name="gr419" draw:text-style-name="P9" draw:layer="layout" svg:width="2.201cm" svg:height="2.571cm" svg:x="18.357cm" svg:y="12.123cm" svg:viewBox="0 0 2202 2572" draw:points="1285,0 0,742 0,1909 46,1936 46,2068 918,2572 2202,1830 2202,1697 1331,1193 1331,27">
              <text:p/>
            </draw:polygon>
            <draw:polygon draw:style-name="gr420" draw:text-style-name="P16" draw:layer="layout" svg:width="0.55cm" svg:height="0.317cm" svg:x="19.458cm" svg:y="13.899cm" svg:viewBox="0 0 551 318" draw:points="551,133 321,0 0,186 229,318">
              <text:p/>
            </draw:polygon>
            <draw:line draw:style-name="gr421" draw:text-style-name="P6" draw:layer="layout" svg:x1="18.908cm" svg:y1="14.111cm" svg:x2="18.816cm" svg:y2="14.058cm">
              <text:p/>
            </draw:line>
            <draw:line draw:style-name="gr422" draw:text-style-name="P6" draw:layer="layout" svg:x1="19.046cm" svg:y1="14.138cm" svg:x2="18.954cm" svg:y2="14.085cm">
              <text:p/>
            </draw:line>
          </draw:g>
        </draw:g>
        <draw:frame draw:style-name="gr423" draw:text-style-name="P2" draw:layer="layout" svg:width="2.542cm" svg:height="1.559cm" svg:x="19.45cm" svg:y="14.303cm">
          <draw:text-box>
            <text:p><text:span text:style-name="T1">Timekeeper</text:span></text:p>
            <text:p><text:span text:style-name="T1">Laptop</text:span><text:span text:style-name="T1"><text:line-break/></text:span><text:span text:style-name="T1">(wifi)</text:span></text:p>
          </draw:text-box>
        </draw:frame>
        <draw:path draw:style-name="gr424" draw:text-style-name="P3" draw:layer="layout" svg:width="0.824cm" svg:height="0.635cm" svg:x="11.392cm" svg:y="17.139cm" svg:viewBox="0 0 825 636" svg:d="M3 636c125 0 822-27 822-265 0-239-239-371-365-371 0 79-503 53-457 636z">
          <text:p/>
        </draw:path>
        <draw:polygon draw:style-name="gr425" draw:text-style-name="P4" draw:layer="layout" svg:width="0.457cm" svg:height="0.37cm" svg:x="10.933cm" svg:y="17.404cm" svg:viewBox="0 0 458 371" draw:points="0,106 0,0 458,265 458,371">
          <text:p/>
        </draw:polygon>
        <draw:polygon draw:style-name="gr426" draw:text-style-name="P4" draw:layer="layout" svg:width="0.457cm" svg:height="0.449cm" svg:x="11.3cm" svg:y="17.007cm" svg:viewBox="0 0 458 450" draw:points="0,185 0,0 458,265 458,450">
          <text:p/>
        </draw:polygon>
        <draw:polygon draw:style-name="gr427" draw:text-style-name="P5" draw:layer="layout" svg:width="0.824cm" svg:height="0.476cm" svg:x="10.933cm" svg:y="17.192cm" svg:viewBox="0 0 825 477" draw:points="0,212 366,0 825,265 458,477">
          <text:p/>
        </draw:polygon>
        <draw:line draw:style-name="gr428" draw:text-style-name="P6" draw:layer="layout" svg:x1="11.3cm" svg:y1="17.192cm" svg:x2="11.758cm" svg:y2="17.457cm">
          <text:p/>
        </draw:line>
        <draw:polygon draw:style-name="gr429" draw:text-style-name="P7" draw:layer="layout" svg:width="0.457cm" svg:height="0.449cm" svg:x="11.392cm" svg:y="17.324cm" svg:viewBox="0 0 458 450" draw:points="0,450 0,344 366,132 366,0 458,53 458,185">
          <text:p/>
        </draw:polygon>
        <draw:polygon draw:style-name="gr430" draw:text-style-name="P4" draw:layer="layout" svg:width="1.465cm" svg:height="2.012cm" svg:x="10.429cm" svg:y="15.391cm" svg:viewBox="0 0 1466 2013" draw:points="0,1165 0,0 1466,848 1466,2013">
          <text:p/>
        </draw:polygon>
        <draw:polygon draw:style-name="gr431" draw:text-style-name="P8" draw:layer="layout" svg:width="1.374cm" svg:height="1.853cm" svg:x="10.476cm" svg:y="15.47cm" svg:viewBox="0 0 1375 1854" draw:points="0,1059 0,0 1375,795 1375,1854">
          <text:p/>
        </draw:polygon>
        <draw:polygon draw:style-name="gr432" draw:text-style-name="P5" draw:layer="layout" svg:width="1.557cm" svg:height="0.899cm" svg:x="10.429cm" svg:y="15.338cm" svg:viewBox="0 0 1558 900" draw:points="1466,900 0,53 92,0 1558,848">
          <text:p/>
        </draw:polygon>
        <draw:polygon draw:style-name="gr433" draw:text-style-name="P7" draw:layer="layout" svg:width="0.091cm" svg:height="1.217cm" svg:x="11.896cm" svg:y="16.186cm" svg:viewBox="0 0 92 1218" draw:points="0,1218 0,53 92,0 92,1165">
          <text:p/>
        </draw:polygon>
        <draw:polygon draw:style-name="gr434" draw:text-style-name="P9" draw:layer="layout" svg:width="1.557cm" svg:height="2.436cm" svg:x="10.429cm" svg:y="15.338cm" svg:viewBox="0 0 1558 2437" draw:points="92,0 1558,848 1558,2013 1466,2066 1420,2040 1420,2172 962,2437 504,2172 504,2066 870,1854 870,1722 0,1218 0,53">
          <text:p/>
        </draw:polygon>
        <draw:g>
          <draw:g>
            <draw:path draw:style-name="gr435" draw:text-style-name="P3" draw:layer="layout" svg:width="0.501cm" svg:height="0.317cm" svg:x="11.781cm" svg:y="17.95cm" svg:viewBox="0 0 502 318" svg:d="M0 318c126 0 502-106 502-186 0-79-12-132-137-132 0 79-367 79-365 318z">
              <text:p/>
            </draw:path>
            <draw:g>
              <draw:polygon draw:style-name="gr436" draw:text-style-name="P4" draw:layer="layout" svg:width="0.228cm" svg:height="0.264cm" svg:x="11.596cm" svg:y="18.003cm" svg:viewBox="0 0 229 265" draw:points="0,159 46,0 229,106 183,265">
                <text:p/>
              </draw:polygon>
              <draw:polygon draw:style-name="gr437" draw:text-style-name="P5" draw:layer="layout" svg:width="0.503cm" svg:height="0.29cm" svg:x="11.642cm" svg:y="17.818cm" svg:viewBox="0 0 504 291" draw:points="0,185 92,106 229,26 321,0 504,106 413,132 275,212 183,291">
                <text:p/>
              </draw:polygon>
              <draw:path draw:style-name="gr438" draw:text-style-name="P7" draw:layer="layout" svg:width="0.412cm" svg:height="0.343cm" svg:x="11.779cm" svg:y="17.924cm" svg:viewBox="0 0 413 344" svg:d="M413 106c0-159-92-106-184-53-91 53-183 53-229 291 0 0 183-106 413-238z">
                <text:p/>
              </draw:path>
              <draw:path draw:style-name="gr439" draw:text-style-name="P9" draw:layer="layout" svg:width="0.595cm" svg:height="0.449cm" svg:x="11.596cm" svg:y="17.818cm" svg:viewBox="0 0 596 450" svg:d="M366 0c-91 26-91 26-183 79-45 27-137 53-183 265 92 53 92 53 183 106 53-24 321-185 413-238 0-133-92-133-230-212z">
                <text:p/>
              </draw:path>
            </draw:g>
          </draw:g>
          <draw:g>
            <draw:glue-point draw:id="4" svg:x="3.125cm" svg:y="-1.666cm"/>
            <draw:glue-point draw:id="5" svg:x="3.125cm" svg:y="0.833cm"/>
            <draw:glue-point draw:id="6" svg:x="3.125cm" svg:y="3.333cm"/>
            <draw:glue-point draw:id="7" svg:x="0cm" svg:y="4.166cm"/>
            <draw:glue-point draw:id="8" svg:x="-3.125cm" svg:y="5cm"/>
            <draw:glue-point draw:id="9" svg:x="-5cm" svg:y="4.5cm"/>
            <draw:glue-point draw:id="10" svg:x="-5cm" svg:y="2.5cm"/>
            <draw:glue-point draw:id="11" svg:x="-5cm" svg:y="-0.5cm"/>
            <draw:glue-point draw:id="12" svg:x="-1.875cm" svg:y="-1.333cm"/>
            <draw:path draw:style-name="gr440" draw:text-style-name="P3" draw:layer="layout" svg:width="0.322cm" svg:height="0.136cm" svg:x="12.313cm" svg:y="17.775cm" svg:viewBox="0 0 323 137" svg:d="M0 137c124 0 237-23 277-46s80-91 0-91c5 10-277 137-277 137z">
              <text:p/>
            </draw:path>
            <draw:g>
              <draw:polygon draw:style-name="gr441" draw:text-style-name="P5" draw:layer="layout" svg:width="0.593cm" svg:height="0.341cm" svg:x="11.996cm" svg:y="16.885cm" svg:viewBox="0 0 594 342" draw:points="475,342 594,274 119,0 0,68">
                <text:p/>
              </draw:polygon>
              <draw:polygon draw:style-name="gr442" draw:text-style-name="P12" draw:layer="layout" svg:width="0.044cm" svg:height="0.104cm" svg:x="12.499cm" svg:y="17.268cm" svg:viewBox="0 0 45 105" draw:points="45,79 45,0 0,26 0,105">
                <text:p/>
              </draw:polygon>
              <draw:polygon draw:style-name="gr443" draw:text-style-name="P7" draw:layer="layout" svg:width="0.197cm" svg:height="0.159cm" svg:x="12.313cm" svg:y="17.752cm" svg:viewBox="0 0 198 160" draw:points="198,46 198,0 0,114 0,160">
                <text:p/>
              </draw:polygon>
              <draw:polygon draw:style-name="gr444" draw:text-style-name="P7" draw:layer="layout" svg:width="0.118cm" svg:height="0.752cm" svg:x="12.471cm" svg:y="17.159cm" svg:viewBox="0 0 119 753" draw:points="119,685 119,0 0,68 0,753">
                <text:p/>
              </draw:polygon>
              <draw:polygon draw:style-name="gr445" draw:text-style-name="P4" draw:layer="layout" svg:width="0.277cm" svg:height="0.204cm" svg:x="12.035cm" svg:y="17.706cm" svg:viewBox="0 0 278 205" draw:points="278,205 278,160 0,0 0,46">
                <text:p/>
              </draw:polygon>
              <draw:polygon draw:style-name="gr446" draw:text-style-name="P5" draw:layer="layout" svg:width="0.355cm" svg:height="0.204cm" svg:x="12.036cm" svg:y="17.661cm" svg:viewBox="0 0 356 205" draw:points="277,205 356,160 79,0 0,46">
                <text:p/>
              </draw:polygon>
              <draw:polygon draw:style-name="gr447" draw:text-style-name="P13" draw:layer="layout" svg:width="0.474cm" svg:height="0.957cm" svg:x="11.996cm" svg:y="16.953cm" svg:viewBox="0 0 475 958" draw:points="475,958 475,274 0,0 0,685">
                <text:p/>
              </draw:polygon>
              <draw:polygon draw:style-name="gr448" draw:text-style-name="P9" draw:layer="layout" svg:width="0.593cm" svg:height="1.026cm" svg:x="11.996cm" svg:y="16.885cm" svg:viewBox="0 0 594 1027" draw:points="594,958 594,274 119,0 0,68 0,753 79,799 40,821 40,867 317,1027 396,981 475,1027">
                <text:p/>
              </draw:polygon>
              <draw:polygon draw:style-name="gr449" draw:text-style-name="P14" draw:layer="layout" svg:width="0.039cm" svg:height="0.067cm" svg:x="12.511cm" svg:y="17.478cm" svg:viewBox="0 0 40 68" draw:points="40,46 40,0 0,23 0,68">
                <text:p/>
              </draw:polygon>
            </draw:g>
          </draw:g>
        </draw:g>
        <draw:frame draw:style-name="gr2" draw:text-style-name="P2" draw:layer="layout" svg:width="2.032cm" svg:height="1.559cm" svg:x="12.016cm" svg:y="17.819cm">
          <draw:text-box>
            <text:p><text:span text:style-name="T1">Mini PC</text:span><text:span text:style-name="T1"><text:line-break/></text:span><text:span text:style-name="T1">(wifi)</text:span></text:p>
          </draw:text-box>
        </draw:frame>
        <draw:frame draw:style-name="gr450" draw:text-style-name="P20" draw:layer="layout" svg:width="1.88cm" svg:height="5.08cm" svg:x="24.661cm" svg:y="14.689cm">
          <draw:image xlink:href="Pictures/10000201000000A1000001B2752EA9FAE0999F1B.png" xlink:type="simple" xlink:show="embed" xlink:actuate="onLoad" loext:mime-type="image/png">
            <text:p/>
          </draw:image>
        </draw:frame>
        <draw:frame draw:style-name="gr451" draw:text-style-name="P1" draw:layer="layout" svg:width="25.939cm" svg:height="12.671cm" svg:x="1.663cm" svg:y="2.023cm">
          <draw:image xlink:href="Pictures/1000020100000780000003AACCF099C820BED684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1800" draw:border="10%"/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ormes" draw:style="rectangular" draw:cx="50%" draw:cy="50%" draw:start-color="#cccccc" draw:end-color="#ffffff" draw:start-intensity="100%" draw:end-intensity="100%" draw:angle="0" draw:border="0%"/>
    <draw:gradient draw:name="Light_20_Blue_20_Linear_20_L" draw:display-name="Light Blue Linear L" draw:style="linear" draw:start-color="#93d4f0" draw:end-color="#e9f6fc" draw:start-intensity="100%" draw:end-intensity="100%" draw:angle="900" draw:border="10%"/>
    <draw:gradient draw:name="Light_20_Grey_20_Linear_20_B" draw:display-name="Light Grey Linear B" draw:style="linear" draw:start-color="#b3b3b3" draw:end-color="#e5e5e5" draw:start-intensity="100%" draw:end-intensity="100%" draw:angle="1800" draw:border="10%"/>
    <draw:gradient draw:name="Light_20_Grey_20_Linear_20_L" draw:display-name="Light Grey Linear L" draw:style="linear" draw:start-color="#b3b3b3" draw:end-color="#e5e5e5" draw:start-intensity="100%" draw:end-intensity="100%" draw:angle="900" draw:border="10%"/>
    <draw:gradient draw:name="Light_20_Grey_20_Linear_20_T" draw:display-name="Light Grey Linear T" draw:style="linear" draw:start-color="#b3b3b3" draw:end-color="#e5e5e5" draw:start-intensity="100%" draw:end-intensity="100%" draw:angle="0" draw:border="10%"/>
    <draw:gradient draw:name="Light_20_Grey_20_Square_20_BR" draw:display-name="Light Grey Square BR" draw:style="square" draw:cx="30%" draw:cy="30%" draw:start-color="#b3b3b3" draw:end-color="#e5e5e5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Text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5-11-08T09:00:33.591000000</meta:creation-date>
    <dc:date>2021-04-12T21:54:08.280000000</dc:date>
    <meta:editing-duration>PT1H36M43S</meta:editing-duration>
    <meta:editing-cycles>12</meta:editing-cycles>
    <meta:generator>LibreOffice/6.3.4.2$Windows_X86_64 LibreOffice_project/60da17e045e08f1793c57c00ba83cdfce946d0aa</meta:generator>
    <meta:document-statistic meta:object-count="522"/>
  </office:meta>
</office:document-meta>
</file>